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>
  <office:scripts/>
  <office:font-face-decls/>
  <office:automatic-styles/>
  <office:body>
    <office:spreadsheet>
      <text:variable-decls/>
      <text:user-field-decls/>
      <table:table table:name="SYMLOG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repository</text:p>
          </table:table-cell>
          <table:table-cell office:value-type="string">
            <text:p>dissidence</text:p>
          </table:table-cell>
          <table:table-cell office:value-type="string">
            <text:p>upf_corr</text:p>
          </table:table-cell>
          <table:table-cell office:value-type="string">
            <text:p>pf_prop</text:p>
          </table:table-cell>
          <table:table-cell office:value-type="string">
            <text:p>opp_prop</text:p>
          </table:table-cell>
          <table:table-cell office:value-type="string">
            <text:p>rot_regret</text:p>
          </table:table-cell>
        </table:table-row>
        <table:table-row>
          <table:table-cell office:value-type="string">
            <text:p>LeoNatan__LNNotificationsUI</text:p>
          </table:table-cell>
          <table:table-cell office:value="42.15202294301233" office:value-type="float"/>
          <table:table-cell office:value="1.0" office:value-type="float"/>
          <table:table-cell office:value="0.5" office:value-type="float"/>
          <table:table-cell office:value="1.0" office:value-type="float"/>
          <table:table-cell office:value="0.7486025565590473" office:value-type="float"/>
        </table:table-row>
        <table:table-row>
          <table:table-cell office:value-type="string">
            <text:p>CMB2__CMB2</text:p>
          </table:table-cell>
          <table:table-cell office:value="21.712372588253363" office:value-type="float"/>
          <table:table-cell office:value="0.04854822696506467" office:value-type="float"/>
          <table:table-cell office:value="0.08333333333333333" office:value-type="float"/>
          <table:table-cell office:value="1.0" office:value-type="float"/>
          <table:table-cell office:value="0.6775821544731963" office:value-type="float"/>
        </table:table-row>
        <table:table-row>
          <table:table-cell office:value-type="string">
            <text:p>postcss__postcss</text:p>
          </table:table-cell>
          <table:table-cell office:value="21.329572139612345" office:value-type="float"/>
          <table:table-cell office:value="0.0236016670240005" office:value-type="float"/>
          <table:table-cell office:value="0.16161616161616163" office:value-type="float"/>
          <table:table-cell office:value="1.0" office:value-type="float"/>
          <table:table-cell office:value="0.6868484118224281" office:value-type="float"/>
        </table:table-row>
        <table:table-row>
          <table:table-cell office:value-type="string">
            <text:p>phpseclib__phpseclib</text:p>
          </table:table-cell>
          <table:table-cell office:value="21.142195483307763" office:value-type="float"/>
          <table:table-cell office:value="0.06766779348039305" office:value-type="float"/>
          <table:table-cell office:value="0.39473684210526316" office:value-type="float"/>
          <table:table-cell office:value="0.0" office:value-type="float"/>
          <table:table-cell office:value="0.24537328731545027" office:value-type="float"/>
        </table:table-row>
        <table:table-row>
          <table:table-cell office:value-type="string">
            <text:p>mozilla-services__heka</text:p>
          </table:table-cell>
          <table:table-cell office:value="21.29445279003091" office:value-type="float"/>
          <table:table-cell office:value="0.0068932157875831" office:value-type="float"/>
          <table:table-cell office:value="0.18181818181818182" office:value-type="float"/>
          <table:table-cell office:value="1.0" office:value-type="float"/>
          <table:table-cell office:value="0.713697080010578" office:value-type="float"/>
        </table:table-row>
        <table:table-row>
          <table:table-cell office:value-type="string">
            <text:p>Homebrew__brew</text:p>
          </table:table-cell>
          <table:table-cell office:value="20.883934263254048" office:value-type="float"/>
          <table:table-cell office:value="0.13321195335988434" office:value-type="float"/>
          <table:table-cell office:value="0.28125" office:value-type="float"/>
          <table:table-cell office:value="1.0" office:value-type="float"/>
          <table:table-cell office:value="0.7186569493995072" office:value-type="float"/>
        </table:table-row>
        <table:table-row>
          <table:table-cell office:value-type="string">
            <text:p>macvim-dev__macvim</text:p>
          </table:table-cell>
          <table:table-cell office:value="20.958942473192533" office:value-type="float"/>
          <table:table-cell office:value="0.04435607383414364" office:value-type="float"/>
          <table:table-cell office:value="0.2537313432835821" office:value-type="float"/>
          <table:table-cell office:value="1.0" office:value-type="float"/>
          <table:table-cell office:value="0.7112574506313046" office:value-type="float"/>
        </table:table-row>
        <table:table-row>
          <table:table-cell office:value-type="string">
            <text:p>RocketChat__Rocket.Chat</text:p>
          </table:table-cell>
          <table:table-cell office:value="21.2766002821957" office:value-type="float"/>
          <table:table-cell office:value="0.06634610718669764" office:value-type="float"/>
          <table:table-cell office:value="0.2159090909090909" office:value-type="float"/>
          <table:table-cell office:value="1.0" office:value-type="float"/>
          <table:table-cell office:value="0.7045170070297365" office:value-type="float"/>
        </table:table-row>
        <table:table-row>
          <table:table-cell office:value-type="string">
            <text:p>scala__scala</text:p>
          </table:table-cell>
          <table:table-cell office:value="21.24742129796613" office:value-type="float"/>
          <table:table-cell office:value="0.016195786081346347" office:value-type="float"/>
          <table:table-cell office:value="0.1683673469387755" office:value-type="float"/>
          <table:table-cell office:value="1.0" office:value-type="float"/>
          <table:table-cell office:value="0.7074445926922273" office:value-type="float"/>
        </table:table-row>
        <table:table-row>
          <table:table-cell office:value-type="string">
            <text:p>Quick__Nimble</text:p>
          </table:table-cell>
          <table:table-cell office:value="21.118748852916998" office:value-type="float"/>
          <table:table-cell office:value="0.07760038202183935" office:value-type="float"/>
          <table:table-cell office:value="0.14634146341463414" office:value-type="float"/>
          <table:table-cell office:value="1.0" office:value-type="float"/>
          <table:table-cell office:value="0.7074431406253885" office:value-type="float"/>
        </table:table-row>
        <table:table-row>
          <table:table-cell office:value-type="string">
            <text:p>PHPMailer__PHPMailer</text:p>
          </table:table-cell>
          <table:table-cell office:value="21.435950918326405" office:value-type="float"/>
          <table:table-cell office:value="0.08477733507771897" office:value-type="float"/>
          <table:table-cell office:value="0.42788461538461536" office:value-type="float"/>
          <table:table-cell office:value="0.0" office:value-type="float"/>
          <table:table-cell office:value="0.24657090830730258" office:value-type="float"/>
        </table:table-row>
        <table:table-row>
          <table:table-cell office:value-type="string">
            <text:p>searchkit__searchkit</text:p>
          </table:table-cell>
          <table:table-cell office:value="22.010076630191577" office:value-type="float"/>
          <table:table-cell office:value="0.06931373563501997" office:value-type="float"/>
          <table:table-cell office:value="0.24242424242424243" office:value-type="float"/>
          <table:table-cell office:value="1.0" office:value-type="float"/>
          <table:table-cell office:value="0.6970771125561492" office:value-type="float"/>
        </table:table-row>
        <table:table-row>
          <table:table-cell office:value-type="string">
            <text:p>julienXX__terminal-notifier</text:p>
          </table:table-cell>
          <table:table-cell office:value="23.43932180533506" office:value-type="float"/>
          <table:table-cell office:value="0.13391188906471632" office:value-type="float"/>
          <table:table-cell office:value="0.2727272727272727" office:value-type="float"/>
          <table:table-cell office:value="1.0" office:value-type="float"/>
          <table:table-cell office:value="0.735201155382719" office:value-type="float"/>
        </table:table-row>
        <table:table-row>
          <table:table-cell office:value-type="string">
            <text:p>nikic__PHP-Parser</text:p>
          </table:table-cell>
          <table:table-cell office:value="21.831659967534854" office:value-type="float"/>
          <table:table-cell office:value="0.055042689190677195" office:value-type="float"/>
          <table:table-cell office:value="0.11764705882352941" office:value-type="float"/>
          <table:table-cell office:value="1.0" office:value-type="float"/>
          <table:table-cell office:value="0.6959912089739118" office:value-type="float"/>
        </table:table-row>
        <table:table-row>
          <table:table-cell office:value-type="string">
            <text:p>pytransitions__transitions</text:p>
          </table:table-cell>
          <table:table-cell office:value="22.088062581747753" office:value-type="float"/>
          <table:table-cell office:value="0.03621982038337394" office:value-type="float"/>
          <table:table-cell office:value="0.25806451612903225" office:value-type="float"/>
          <table:table-cell office:value="1.0" office:value-type="float"/>
          <table:table-cell office:value="0.7132344549716199" office:value-type="float"/>
        </table:table-row>
        <table:table-row>
          <table:table-cell office:value-type="string">
            <text:p>ant-design__ant-design-mobile</text:p>
          </table:table-cell>
          <table:table-cell office:value="21.45205669718767" office:value-type="float"/>
          <table:table-cell office:value="0.12827833252895884" office:value-type="float"/>
          <table:table-cell office:value="0.765625" office:value-type="float"/>
          <table:table-cell office:value="0.0" office:value-type="float"/>
          <table:table-cell office:value="0.2063764573052466" office:value-type="float"/>
        </table:table-row>
        <table:table-row>
          <table:table-cell office:value-type="string">
            <text:p>mattgemmell__MGSplitViewController</text:p>
          </table:table-cell>
          <table:table-cell office:value="28.058026261647736" office:value-type="float"/>
          <table:table-cell office:value="0.13136328158295954" office:value-type="float"/>
          <table:table-cell office:value="0.0" office:value-type="float"/>
          <table:table-cell office:value="1.0" office:value-type="float"/>
          <table:table-cell office:value="0.6323400631471133" office:value-type="float"/>
        </table:table-row>
        <table:table-row>
          <table:table-cell office:value-type="string">
            <text:p>stripe__stripe-php</text:p>
          </table:table-cell>
          <table:table-cell office:value="22.044553857199247" office:value-type="float"/>
          <table:table-cell office:value="0.06722367112752096" office:value-type="float"/>
          <table:table-cell office:value="0.14285714285714285" office:value-type="float"/>
          <table:table-cell office:value="1.0" office:value-type="float"/>
          <table:table-cell office:value="0.6861260269273777" office:value-type="float"/>
        </table:table-row>
        <table:table-row>
          <table:table-cell office:value-type="string">
            <text:p>tdebatty__java-string-similarity</text:p>
          </table:table-cell>
          <table:table-cell office:value="32.37643114505067" office:value-type="float"/>
          <table:table-cell office:value="0.2636215157953586" office:value-type="float"/>
          <table:table-cell office:value="0.0" office:value-type="float"/>
          <table:table-cell office:value="1.0" office:value-type="float"/>
          <table:table-cell office:value="0.6751444463326975" office:value-type="float"/>
        </table:table-row>
        <table:table-row>
          <table:table-cell office:value-type="string">
            <text:p>hhatto__autopep8</text:p>
          </table:table-cell>
          <table:table-cell office:value="21.93503857118908" office:value-type="float"/>
          <table:table-cell office:value="0.03876687614646205" office:value-type="float"/>
          <table:table-cell office:value="0.25" office:value-type="float"/>
          <table:table-cell office:value="1.0" office:value-type="float"/>
          <table:table-cell office:value="0.7164615107750794" office:value-type="float"/>
        </table:table-row>
        <table:table-row>
          <table:table-cell office:value-type="string">
            <text:p>top-think__think</text:p>
          </table:table-cell>
          <table:table-cell office:value="23.743447148791493" office:value-type="float"/>
          <table:table-cell office:value="0.09027419531523961" office:value-type="float"/>
          <table:table-cell office:value="0.6" office:value-type="float"/>
          <table:table-cell office:value="0.0" office:value-type="float"/>
          <table:table-cell office:value="0.23703654613797695" office:value-type="float"/>
        </table:table-row>
        <table:table-row>
          <table:table-cell office:value-type="string">
            <text:p>integrity__integrity</text:p>
          </table:table-cell>
          <table:table-cell office:value="22.929255917768163" office:value-type="float"/>
          <table:table-cell office:value="0.11610173093433244" office:value-type="float"/>
          <table:table-cell office:value="0.08333333333333333" office:value-type="float"/>
          <table:table-cell office:value="1.0" office:value-type="float"/>
          <table:table-cell office:value="0.6672362974002483" office:value-type="float"/>
        </table:table-row>
        <table:table-row>
          <table:table-cell office:value-type="string">
            <text:p>prometheus__prometheus</text:p>
          </table:table-cell>
          <table:table-cell office:value="21.22776607001855" office:value-type="float"/>
          <table:table-cell office:value="0.006284369242976669" office:value-type="float"/>
          <table:table-cell office:value="0.24937027707808565" office:value-type="float"/>
          <table:table-cell office:value="1.0" office:value-type="float"/>
          <table:table-cell office:value="0.7120774665962534" office:value-type="float"/>
        </table:table-row>
        <table:table-row>
          <table:table-cell office:value-type="string">
            <text:p>OpenRefine__OpenRefine</text:p>
          </table:table-cell>
          <table:table-cell office:value="21.49853337608016" office:value-type="float"/>
          <table:table-cell office:value="0.13154633084535525" office:value-type="float"/>
          <table:table-cell office:value="0.1875" office:value-type="float"/>
          <table:table-cell office:value="1.0" office:value-type="float"/>
          <table:table-cell office:value="0.7096630533880872" office:value-type="float"/>
        </table:table-row>
        <table:table-row>
          <table:table-cell office:value-type="string">
            <text:p>mrclay__minify</text:p>
          </table:table-cell>
          <table:table-cell office:value="23.206778591619127" office:value-type="float"/>
          <table:table-cell office:value="0.009208467576946303" office:value-type="float"/>
          <table:table-cell office:value="0.0" office:value-type="float"/>
          <table:table-cell office:value="1.0" office:value-type="float"/>
          <table:table-cell office:value="0.6366563930149857" office:value-type="float"/>
        </table:table-row>
        <table:table-row>
          <table:table-cell office:value-type="string">
            <text:p>mattgallagher__AudioStreamer</text:p>
          </table:table-cell>
          <table:table-cell office:value="27.589381246143216" office:value-type="float"/>
          <table:table-cell office:value="0.5248427746503793" office:value-type="float"/>
          <table:table-cell office:value="0.0" office:value-type="float"/>
          <table:table-cell office:value="1.0" office:value-type="float"/>
          <table:table-cell office:value="0.6817485867893286" office:value-type="float"/>
        </table:table-row>
        <table:table-row>
          <table:table-cell office:value-type="string">
            <text:p>josh__css-explain</text:p>
          </table:table-cell>
          <table:table-cell office:value="43.34232728518363" office:value-type="float"/>
          <table:table-cell office:value="1.0" office:value-type="float"/>
          <table:table-cell office:value="0.5" office:value-type="float"/>
          <table:table-cell office:value="1.0" office:value-type="float"/>
          <table:table-cell office:value="0.7171519057295115" office:value-type="float"/>
        </table:table-row>
        <table:table-row>
          <table:table-cell office:value-type="string">
            <text:p>getlantern__lantern</text:p>
          </table:table-cell>
          <table:table-cell office:value="23.26403390018838" office:value-type="float"/>
          <table:table-cell office:value="0.04675811694704283" office:value-type="float"/>
          <table:table-cell office:value="0.18181818181818182" office:value-type="float"/>
          <table:table-cell office:value="1.0" office:value-type="float"/>
          <table:table-cell office:value="0.7108970415129754" office:value-type="float"/>
        </table:table-row>
        <table:table-row>
          <table:table-cell office:value-type="string">
            <text:p>kangax__html-minifier</text:p>
          </table:table-cell>
          <table:table-cell office:value="21.549325259919677" office:value-type="float"/>
          <table:table-cell office:value="0.031366245492237065" office:value-type="float"/>
          <table:table-cell office:value="0.05405405405405406" office:value-type="float"/>
          <table:table-cell office:value="1.0" office:value-type="float"/>
          <table:table-cell office:value="0.6726459218487304" office:value-type="float"/>
        </table:table-row>
        <table:table-row>
          <table:table-cell office:value-type="string">
            <text:p>graphql-java__graphql-java</text:p>
          </table:table-cell>
          <table:table-cell office:value="21.655551732762113" office:value-type="float"/>
          <table:table-cell office:value="0.02521490979788425" office:value-type="float"/>
          <table:table-cell office:value="0.13953488372093023" office:value-type="float"/>
          <table:table-cell office:value="1.0" office:value-type="float"/>
          <table:table-cell office:value="0.6899135806841815" office:value-type="float"/>
        </table:table-row>
        <table:table-row>
          <table:table-cell office:value-type="string">
            <text:p>pyenv__pyenv</text:p>
          </table:table-cell>
          <table:table-cell office:value="20.632036654058766" office:value-type="float"/>
          <table:table-cell office:value="0.07451172900960608" office:value-type="float"/>
          <table:table-cell office:value="0.2828282828282828" office:value-type="float"/>
          <table:table-cell office:value="1.0" office:value-type="float"/>
          <table:table-cell office:value="0.6995118186160159" office:value-type="float"/>
        </table:table-row>
        <table:table-row>
          <table:table-cell office:value-type="string">
            <text:p>pika__pika</text:p>
          </table:table-cell>
          <table:table-cell office:value="21.6020023473008" office:value-type="float"/>
          <table:table-cell office:value="0.05472287917150279" office:value-type="float"/>
          <table:table-cell office:value="0.21929824561403508" office:value-type="float"/>
          <table:table-cell office:value="1.0" office:value-type="float"/>
          <table:table-cell office:value="0.7064916435141396" office:value-type="float"/>
        </table:table-row>
        <table:table-row>
          <table:table-cell office:value-type="string">
            <text:p>p-e-w__finalterm</text:p>
          </table:table-cell>
          <table:table-cell office:value="21.614098471724617" office:value-type="float"/>
          <table:table-cell office:value="0.10395461126785788" office:value-type="float"/>
          <table:table-cell office:value="0.3333333333333333" office:value-type="float"/>
          <table:table-cell office:value="1.0" office:value-type="float"/>
          <table:table-cell office:value="0.7264497739825863" office:value-type="float"/>
        </table:table-row>
        <table:table-row>
          <table:table-cell office:value-type="string">
            <text:p>aspnetboilerplate__aspnetboilerplate</text:p>
          </table:table-cell>
          <table:table-cell office:value="21.165074400011893" office:value-type="float"/>
          <table:table-cell office:value="0.12146156440590587" office:value-type="float"/>
          <table:table-cell office:value="0.330188679245283" office:value-type="float"/>
          <table:table-cell office:value="1.0" office:value-type="float"/>
          <table:table-cell office:value="0.7337839566525912" office:value-type="float"/>
        </table:table-row>
        <table:table-row>
          <table:table-cell office:value-type="string">
            <text:p>mozilla-mobile__firefox-ios</text:p>
          </table:table-cell>
          <table:table-cell office:value="21.179350074879668" office:value-type="float"/>
          <table:table-cell office:value="0.07338878003523415" office:value-type="float"/>
          <table:table-cell office:value="0.11666666666666667" office:value-type="float"/>
          <table:table-cell office:value="1.0" office:value-type="float"/>
          <table:table-cell office:value="0.6955078172448803" office:value-type="float"/>
        </table:table-row>
        <table:table-row>
          <table:table-cell office:value-type="string">
            <text:p>explosion__spaCy</text:p>
          </table:table-cell>
          <table:table-cell office:value="21.15911130896977" office:value-type="float"/>
          <table:table-cell office:value="0.024943152645891125" office:value-type="float"/>
          <table:table-cell office:value="0.24166666666666667" office:value-type="float"/>
          <table:table-cell office:value="1.0" office:value-type="float"/>
          <table:table-cell office:value="0.7096992301544618" office:value-type="float"/>
        </table:table-row>
        <table:table-row>
          <table:table-cell office:value-type="string">
            <text:p>longitachi__ZLPhotoBrowser</text:p>
          </table:table-cell>
          <table:table-cell office:value="25.89045797289159" office:value-type="float"/>
          <table:table-cell office:value="0.6953701300495716" office:value-type="float"/>
          <table:table-cell office:value="1.0" office:value-type="float"/>
          <table:table-cell office:value="0.0" office:value-type="float"/>
          <table:table-cell office:value="0.1293825112616145" office:value-type="float"/>
        </table:table-row>
        <table:table-row>
          <table:table-cell office:value-type="string">
            <text:p>itinance__react-native-fs</text:p>
          </table:table-cell>
          <table:table-cell office:value="21.50662329735302" office:value-type="float"/>
          <table:table-cell office:value="0.04870794728798896" office:value-type="float"/>
          <table:table-cell office:value="0.3076923076923077" office:value-type="float"/>
          <table:table-cell office:value="1.0" office:value-type="float"/>
          <table:table-cell office:value="0.7206103185824458" office:value-type="float"/>
        </table:table-row>
        <table:table-row>
          <table:table-cell office:value-type="string">
            <text:p>nefarius__ScpToolkit</text:p>
          </table:table-cell>
          <table:table-cell office:value="20.853347954659764" office:value-type="float"/>
          <table:table-cell office:value="0.10293663293343032" office:value-type="float"/>
          <table:table-cell office:value="0.11267605633802817" office:value-type="float"/>
          <table:table-cell office:value="1.0" office:value-type="float"/>
          <table:table-cell office:value="0.648486109961636" office:value-type="float"/>
        </table:table-row>
        <table:table-row>
          <table:table-cell office:value-type="string">
            <text:p>bshaffer__oauth2-server-php</text:p>
          </table:table-cell>
          <table:table-cell office:value="21.914598687334525" office:value-type="float"/>
          <table:table-cell office:value="0.07691670870553598" office:value-type="float"/>
          <table:table-cell office:value="0.015625" office:value-type="float"/>
          <table:table-cell office:value="1.0" office:value-type="float"/>
          <table:table-cell office:value="0.658145547619398" office:value-type="float"/>
        </table:table-row>
        <table:table-row>
          <table:table-cell office:value-type="string">
            <text:p>hylang__hy</text:p>
          </table:table-cell>
          <table:table-cell office:value="21.307581567231196" office:value-type="float"/>
          <table:table-cell office:value="0.009194523405657148" office:value-type="float"/>
          <table:table-cell office:value="0.10256410256410256" office:value-type="float"/>
          <table:table-cell office:value="1.0" office:value-type="float"/>
          <table:table-cell office:value="0.6964753175029369" office:value-type="float"/>
        </table:table-row>
        <table:table-row>
          <table:table-cell office:value-type="string">
            <text:p>evilsocket__bettercap</text:p>
          </table:table-cell>
          <table:table-cell office:value="42.82952660499832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948875311105525" office:value-type="float"/>
        </table:table-row>
        <table:table-row>
          <table:table-cell office:value-type="string">
            <text:p>rt2zz__redux-persist</text:p>
          </table:table-cell>
          <table:table-cell office:value="21.139744244230783" office:value-type="float"/>
          <table:table-cell office:value="0.07456891080059862" office:value-type="float"/>
          <table:table-cell office:value="0.19318181818181818" office:value-type="float"/>
          <table:table-cell office:value="1.0" office:value-type="float"/>
          <table:table-cell office:value="0.7071621156739869" office:value-type="float"/>
        </table:table-row>
        <table:table-row>
          <table:table-cell office:value-type="string">
            <text:p>jakiestfu__Snap.js</text:p>
          </table:table-cell>
          <table:table-cell office:value="22.78896958568592" office:value-type="float"/>
          <table:table-cell office:value="0.11504299273485696" office:value-type="float"/>
          <table:table-cell office:value="0.13333333333333333" office:value-type="float"/>
          <table:table-cell office:value="1.0" office:value-type="float"/>
          <table:table-cell office:value="0.6977161128005731" office:value-type="float"/>
        </table:table-row>
        <table:table-row>
          <table:table-cell office:value-type="string">
            <text:p>theintern__intern</text:p>
          </table:table-cell>
          <table:table-cell office:value="21.04711833636012" office:value-type="float"/>
          <table:table-cell office:value="0.06218311618682174" office:value-type="float"/>
          <table:table-cell office:value="0.19402985074626866" office:value-type="float"/>
          <table:table-cell office:value="1.0" office:value-type="float"/>
          <table:table-cell office:value="0.6998728035546087" office:value-type="float"/>
        </table:table-row>
        <table:table-row>
          <table:table-cell office:value-type="string">
            <text:p>DevExpress__testcafe</text:p>
          </table:table-cell>
          <table:table-cell office:value="20.520302014179425" office:value-type="float"/>
          <table:table-cell office:value="0.09650454688261238" office:value-type="float"/>
          <table:table-cell office:value="0.22695035460992907" office:value-type="float"/>
          <table:table-cell office:value="1.0" office:value-type="float"/>
          <table:table-cell office:value="0.7102613300009987" office:value-type="float"/>
        </table:table-row>
        <table:table-row>
          <table:table-cell office:value-type="string">
            <text:p>qutebrowser__qutebrowser</text:p>
          </table:table-cell>
          <table:table-cell office:value="20.77224447817603" office:value-type="float"/>
          <table:table-cell office:value="0.051871109667854944" office:value-type="float"/>
          <table:table-cell office:value="0.19318181818181818" office:value-type="float"/>
          <table:table-cell office:value="1.0" office:value-type="float"/>
          <table:table-cell office:value="0.7067417886002982" office:value-type="float"/>
        </table:table-row>
        <table:table-row>
          <table:table-cell office:value-type="string">
            <text:p>MicrosoftEdge__static-code-scan</text:p>
          </table:table-cell>
          <table:table-cell office:value="24.809541112019744" office:value-type="float"/>
          <table:table-cell office:value="0.22017916479800745" office:value-type="float"/>
          <table:table-cell office:value="0.14285714285714285" office:value-type="float"/>
          <table:table-cell office:value="1.0" office:value-type="float"/>
          <table:table-cell office:value="0.6899868650008859" office:value-type="float"/>
        </table:table-row>
        <table:table-row>
          <table:table-cell office:value-type="string">
            <text:p>ecomfe__zrender</text:p>
          </table:table-cell>
          <table:table-cell office:value="23.128160621220783" office:value-type="float"/>
          <table:table-cell office:value="0.2504926614200777" office:value-type="float"/>
          <table:table-cell office:value="1.0" office:value-type="float"/>
          <table:table-cell office:value="0.0" office:value-type="float"/>
          <table:table-cell office:value="0.1642152370349703" office:value-type="float"/>
        </table:table-row>
        <table:table-row>
          <table:table-cell office:value-type="string">
            <text:p>wordpress-mobile__WordPress-Android</text:p>
          </table:table-cell>
          <table:table-cell office:value="21.576256665701905" office:value-type="float"/>
          <table:table-cell office:value="0.05052977704393861" office:value-type="float"/>
          <table:table-cell office:value="0.10843373493975904" office:value-type="float"/>
          <table:table-cell office:value="1.0" office:value-type="float"/>
          <table:table-cell office:value="0.6820731507123882" office:value-type="float"/>
        </table:table-row>
        <table:table-row>
          <table:table-cell office:value-type="string">
            <text:p>cwRichardKim__RKNotificationHub</text:p>
          </table:table-cell>
          <table:table-cell office:value="42.59803610982365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7053048104900884" office:value-type="float"/>
        </table:table-row>
        <table:table-row>
          <table:table-cell office:value-type="string">
            <text:p>x64dbg__x64dbg</text:p>
          </table:table-cell>
          <table:table-cell office:value="21.18429153285779" office:value-type="float"/>
          <table:table-cell office:value="0.11387390343085979" office:value-type="float"/>
          <table:table-cell office:value="0.5480769230769231" office:value-type="float"/>
          <table:table-cell office:value="1.0" office:value-type="float"/>
          <table:table-cell office:value="0.7321311908537562" office:value-type="float"/>
        </table:table-row>
        <table:table-row>
          <table:table-cell office:value-type="string">
            <text:p>tjake__Solandra</text:p>
          </table:table-cell>
          <table:table-cell office:value="22.45733689146667" office:value-type="float"/>
          <table:table-cell office:value="0.25552216269845723" office:value-type="float"/>
          <table:table-cell office:value="0.4375" office:value-type="float"/>
          <table:table-cell office:value="0.0" office:value-type="float"/>
          <table:table-cell office:value="0.23188132622178706" office:value-type="float"/>
        </table:table-row>
        <table:table-row>
          <table:table-cell office:value-type="string">
            <text:p>pre-commit__pre-commit</text:p>
          </table:table-cell>
          <table:table-cell office:value="21.449630917828216" office:value-type="float"/>
          <table:table-cell office:value="0.016397321452043645" office:value-type="float"/>
          <table:table-cell office:value="0.2" office:value-type="float"/>
          <table:table-cell office:value="1.0" office:value-type="float"/>
          <table:table-cell office:value="0.6829801957075834" office:value-type="float"/>
        </table:table-row>
        <table:table-row>
          <table:table-cell office:value-type="string">
            <text:p>hyperhq__hyperd</text:p>
          </table:table-cell>
          <table:table-cell office:value="21.244696525782615" office:value-type="float"/>
          <table:table-cell office:value="0.03421014258249059" office:value-type="float"/>
          <table:table-cell office:value="0.6857142857142857" office:value-type="float"/>
          <table:table-cell office:value="0.0" office:value-type="float"/>
          <table:table-cell office:value="0.21973097461841667" office:value-type="float"/>
        </table:table-row>
        <table:table-row>
          <table:table-cell office:value-type="string">
            <text:p>getsentry__sentry</text:p>
          </table:table-cell>
          <table:table-cell office:value="21.269798958023767" office:value-type="float"/>
          <table:table-cell office:value="0.032353177071122695" office:value-type="float"/>
          <table:table-cell office:value="0.26199261992619927" office:value-type="float"/>
          <table:table-cell office:value="1.0" office:value-type="float"/>
          <table:table-cell office:value="0.7119501624095949" office:value-type="float"/>
        </table:table-row>
        <table:table-row>
          <table:table-cell office:value-type="string">
            <text:p>jedireza__drywall</text:p>
          </table:table-cell>
          <table:table-cell office:value="43.11919768989199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9519855088011" office:value-type="float"/>
        </table:table-row>
        <table:table-row>
          <table:table-cell office:value-type="string">
            <text:p>Shopify__Timber</text:p>
          </table:table-cell>
          <table:table-cell office:value="22.7690165243865" office:value-type="float"/>
          <table:table-cell office:value="0.03921142693564258" office:value-type="float"/>
          <table:table-cell office:value="0.0" office:value-type="float"/>
          <table:table-cell office:value="1.0" office:value-type="float"/>
          <table:table-cell office:value="0.6498346466418151" office:value-type="float"/>
        </table:table-row>
        <table:table-row>
          <table:table-cell office:value-type="string">
            <text:p>direnv__direnv</text:p>
          </table:table-cell>
          <table:table-cell office:value="21.306382809688564" office:value-type="float"/>
          <table:table-cell office:value="0.02171277545859192" office:value-type="float"/>
          <table:table-cell office:value="0.06382978723404255" office:value-type="float"/>
          <table:table-cell office:value="1.0" office:value-type="float"/>
          <table:table-cell office:value="0.678775433440844" office:value-type="float"/>
        </table:table-row>
        <table:table-row>
          <table:table-cell office:value-type="string">
            <text:p>codeclimate__codeclimate</text:p>
          </table:table-cell>
          <table:table-cell office:value="21.744262545667482" office:value-type="float"/>
          <table:table-cell office:value="0.001872277252035796" office:value-type="float"/>
          <table:table-cell office:value="0.23255813953488372" office:value-type="float"/>
          <table:table-cell office:value="1.0" office:value-type="float"/>
          <table:table-cell office:value="0.7083331121203637" office:value-type="float"/>
        </table:table-row>
        <table:table-row>
          <table:table-cell office:value-type="string">
            <text:p>davemorrissey__subsampling-scale-image-view</text:p>
          </table:table-cell>
          <table:table-cell office:value="21.825493052194275" office:value-type="float"/>
          <table:table-cell office:value="0.058584064802412884" office:value-type="float"/>
          <table:table-cell office:value="0.3333333333333333" office:value-type="float"/>
          <table:table-cell office:value="1.0" office:value-type="float"/>
          <table:table-cell office:value="0.7395638304976306" office:value-type="float"/>
        </table:table-row>
        <table:table-row>
          <table:table-cell office:value-type="string">
            <text:p>bitcoin__bitcoin</text:p>
          </table:table-cell>
          <table:table-cell office:value="21.249108976718343" office:value-type="float"/>
          <table:table-cell office:value="0.007193017911272174" office:value-type="float"/>
          <table:table-cell office:value="0.1585081585081585" office:value-type="float"/>
          <table:table-cell office:value="1.0" office:value-type="float"/>
          <table:table-cell office:value="0.6901662310108134" office:value-type="float"/>
        </table:table-row>
        <table:table-row>
          <table:table-cell office:value-type="string">
            <text:p>18F__web-design-standards</text:p>
          </table:table-cell>
          <table:table-cell office:value="21.806475295648635" office:value-type="float"/>
          <table:table-cell office:value="0.012748239261199132" office:value-type="float"/>
          <table:table-cell office:value="0.10112359550561797" office:value-type="float"/>
          <table:table-cell office:value="1.0" office:value-type="float"/>
          <table:table-cell office:value="0.681960155512767" office:value-type="float"/>
        </table:table-row>
        <table:table-row>
          <table:table-cell office:value-type="string">
            <text:p>ylechelle__OpenUDID</text:p>
          </table:table-cell>
          <table:table-cell office:value="23.95946501240571" office:value-type="float"/>
          <table:table-cell office:value="0.13465964377389575" office:value-type="float"/>
          <table:table-cell office:value="0.2222222222222222" office:value-type="float"/>
          <table:table-cell office:value="1.0" office:value-type="float"/>
          <table:table-cell office:value="0.6911630415629235" office:value-type="float"/>
        </table:table-row>
        <table:table-row>
          <table:table-cell office:value-type="string">
            <text:p>GoogleCloudPlatform__google-cloud-node</text:p>
          </table:table-cell>
          <table:table-cell office:value="21.062281142404434" office:value-type="float"/>
          <table:table-cell office:value="0.03723777867883338" office:value-type="float"/>
          <table:table-cell office:value="0.20454545454545456" office:value-type="float"/>
          <table:table-cell office:value="1.0" office:value-type="float"/>
          <table:table-cell office:value="0.7095045960798064" office:value-type="float"/>
        </table:table-row>
        <table:table-row>
          <table:table-cell office:value-type="string">
            <text:p>reactjs__react-docgen</text:p>
          </table:table-cell>
          <table:table-cell office:value="21.7488655547194" office:value-type="float"/>
          <table:table-cell office:value="0.058226847057480303" office:value-type="float"/>
          <table:table-cell office:value="0.07142857142857142" office:value-type="float"/>
          <table:table-cell office:value="1.0" office:value-type="float"/>
          <table:table-cell office:value="0.6870715988442213" office:value-type="float"/>
        </table:table-row>
        <table:table-row>
          <table:table-cell office:value-type="string">
            <text:p>jpillora__chisel</text:p>
          </table:table-cell>
          <table:table-cell office:value="29.10142589940132" office:value-type="float"/>
          <table:table-cell office:value="0.3101618307703517" office:value-type="float"/>
          <table:table-cell office:value="0.0" office:value-type="float"/>
          <table:table-cell office:value="1.0" office:value-type="float"/>
          <table:table-cell office:value="0.6381104235762338" office:value-type="float"/>
        </table:table-row>
        <table:table-row>
          <table:table-cell office:value-type="string">
            <text:p>kivy__python-for-android</text:p>
          </table:table-cell>
          <table:table-cell office:value="20.648131706483735" office:value-type="float"/>
          <table:table-cell office:value="0.04589894725429189" office:value-type="float"/>
          <table:table-cell office:value="0.2919254658385093" office:value-type="float"/>
          <table:table-cell office:value="1.0" office:value-type="float"/>
          <table:table-cell office:value="0.7026089457545273" office:value-type="float"/>
        </table:table-row>
        <table:table-row>
          <table:table-cell office:value-type="string">
            <text:p>NLPchina__elasticsearch-sql</text:p>
          </table:table-cell>
          <table:table-cell office:value="21.902365654106383" office:value-type="float"/>
          <table:table-cell office:value="0.1263159924723065" office:value-type="float"/>
          <table:table-cell office:value="0.4358974358974359" office:value-type="float"/>
          <table:table-cell office:value="0.0" office:value-type="float"/>
          <table:table-cell office:value="0.24148613470019165" office:value-type="float"/>
        </table:table-row>
        <table:table-row>
          <table:table-cell office:value-type="string">
            <text:p>sosedoff__pgweb</text:p>
          </table:table-cell>
          <table:table-cell office:value="22.33218953919062" office:value-type="float"/>
          <table:table-cell office:value="0.05496030184356545" office:value-type="float"/>
          <table:table-cell office:value="0.22727272727272727" office:value-type="float"/>
          <table:table-cell office:value="1.0" office:value-type="float"/>
          <table:table-cell office:value="0.7087873362553633" office:value-type="float"/>
        </table:table-row>
        <table:table-row>
          <table:table-cell office:value-type="string">
            <text:p>kickstarter__android-oss</text:p>
          </table:table-cell>
          <table:table-cell office:value="23.928915563052826" office:value-type="float"/>
          <table:table-cell office:value="0.2811434846585365" office:value-type="float"/>
          <table:table-cell office:value="0.1" office:value-type="float"/>
          <table:table-cell office:value="1.0" office:value-type="float"/>
          <table:table-cell office:value="0.7073461966966657" office:value-type="float"/>
        </table:table-row>
        <table:table-row>
          <table:table-cell office:value-type="string">
            <text:p>FreeRDP__FreeRDP</text:p>
          </table:table-cell>
          <table:table-cell office:value="21.26748369432535" office:value-type="float"/>
          <table:table-cell office:value="0.08733475665415887" office:value-type="float"/>
          <table:table-cell office:value="0.16981132075471697" office:value-type="float"/>
          <table:table-cell office:value="1.0" office:value-type="float"/>
          <table:table-cell office:value="0.6970725222620552" office:value-type="float"/>
        </table:table-row>
        <table:table-row>
          <table:table-cell office:value-type="string">
            <text:p>vitaly-t__pg-promise</text:p>
          </table:table-cell>
          <table:table-cell office:value="21.838840005880463" office:value-type="float"/>
          <table:table-cell office:value="0.022684340605037212" office:value-type="float"/>
          <table:table-cell office:value="0.04285714285714286" office:value-type="float"/>
          <table:table-cell office:value="1.0" office:value-type="float"/>
          <table:table-cell office:value="0.6811103415443476" office:value-type="float"/>
        </table:table-row>
        <table:table-row>
          <table:table-cell office:value-type="string">
            <text:p>minio__minio</text:p>
          </table:table-cell>
          <table:table-cell office:value="20.85812622565412" office:value-type="float"/>
          <table:table-cell office:value="0.035238769004032854" office:value-type="float"/>
          <table:table-cell office:value="0.348993288590604" office:value-type="float"/>
          <table:table-cell office:value="1.0" office:value-type="float"/>
          <table:table-cell office:value="0.7306225539828184" office:value-type="float"/>
        </table:table-row>
        <table:table-row>
          <table:table-cell office:value-type="string">
            <text:p>Microsoft__code-push</text:p>
          </table:table-cell>
          <table:table-cell office:value="21.467829449452317" office:value-type="float"/>
          <table:table-cell office:value="0.13827768083647604" office:value-type="float"/>
          <table:table-cell office:value="0.21428571428571427" office:value-type="float"/>
          <table:table-cell office:value="1.0" office:value-type="float"/>
          <table:table-cell office:value="0.7084055590938102" office:value-type="float"/>
        </table:table-row>
        <table:table-row>
          <table:table-cell office:value-type="string">
            <text:p>sebastianbergmann__money</text:p>
          </table:table-cell>
          <table:table-cell office:value="43.31228318005101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762282691717143" office:value-type="float"/>
        </table:table-row>
        <table:table-row>
          <table:table-cell office:value-type="string">
            <text:p>weaveworks__weave</text:p>
          </table:table-cell>
          <table:table-cell office:value="21.413078208647857" office:value-type="float"/>
          <table:table-cell office:value="0.0290878621176122" office:value-type="float"/>
          <table:table-cell office:value="0.42727272727272725" office:value-type="float"/>
          <table:table-cell office:value="1.0" office:value-type="float"/>
          <table:table-cell office:value="0.7408105689328102" office:value-type="float"/>
        </table:table-row>
        <table:table-row>
          <table:table-cell office:value-type="string">
            <text:p>alignedleft__d3-book</text:p>
          </table:table-cell>
          <table:table-cell office:value="43.264033741578004" office:value-type="float"/>
          <table:table-cell office:value="1.0" office:value-type="float"/>
          <table:table-cell office:value="0.5" office:value-type="float"/>
          <table:table-cell office:value="1.0" office:value-type="float"/>
          <table:table-cell office:value="0.7489513360857182" office:value-type="float"/>
        </table:table-row>
        <table:table-row>
          <table:table-cell office:value-type="string">
            <text:p>hybridauth__hybridauth</text:p>
          </table:table-cell>
          <table:table-cell office:value="21.775060441153396" office:value-type="float"/>
          <table:table-cell office:value="0.1472554023003632" office:value-type="float"/>
          <table:table-cell office:value="0.20833333333333334" office:value-type="float"/>
          <table:table-cell office:value="1.0" office:value-type="float"/>
          <table:table-cell office:value="0.7068616221452594" office:value-type="float"/>
        </table:table-row>
        <table:table-row>
          <table:table-cell office:value-type="string">
            <text:p>stylelint__stylelint</text:p>
          </table:table-cell>
          <table:table-cell office:value="21.239936964889512" office:value-type="float"/>
          <table:table-cell office:value="0.0348713788075666" office:value-type="float"/>
          <table:table-cell office:value="0.1568627450980392" office:value-type="float"/>
          <table:table-cell office:value="1.0" office:value-type="float"/>
          <table:table-cell office:value="0.7019897560725733" office:value-type="float"/>
        </table:table-row>
        <table:table-row>
          <table:table-cell office:value-type="string">
            <text:p>kubernetes__kubernetes</text:p>
          </table:table-cell>
          <table:table-cell office:value="20.905311276682518" office:value-type="float"/>
          <table:table-cell office:value="0.00980940614259814" office:value-type="float"/>
          <table:table-cell office:value="0.1380897583429229" office:value-type="float"/>
          <table:table-cell office:value="1.0" office:value-type="float"/>
          <table:table-cell office:value="0.6975760346504205" office:value-type="float"/>
        </table:table-row>
        <table:table-row>
          <table:table-cell office:value-type="string">
            <text:p>HansPinckaers__GrowingTextView</text:p>
          </table:table-cell>
          <table:table-cell office:value="43.20662381384116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0.23574654140456175" office:value-type="float"/>
        </table:table-row>
        <table:table-row>
          <table:table-cell office:value-type="string">
            <text:p>amoffat__bootstrap-application-wizard</text:p>
          </table:table-cell>
          <table:table-cell office:value="25.349435904443276" office:value-type="float"/>
          <table:table-cell office:value="0.28962899524143376" office:value-type="float"/>
          <table:table-cell office:value="0.16666666666666666" office:value-type="float"/>
          <table:table-cell office:value="1.0" office:value-type="float"/>
          <table:table-cell office:value="0.7166380209856643" office:value-type="float"/>
        </table:table-row>
        <table:table-row>
          <table:table-cell office:value-type="string">
            <text:p>smileyborg__UIView-AutoLayout</text:p>
          </table:table-cell>
          <table:table-cell office:value="25.634081186417262" office:value-type="float"/>
          <table:table-cell office:value="0.3171046573276803" office:value-type="float"/>
          <table:table-cell office:value="0.16666666666666666" office:value-type="float"/>
          <table:table-cell office:value="1.0" office:value-type="float"/>
          <table:table-cell office:value="0.7279246220920695" office:value-type="float"/>
        </table:table-row>
        <table:table-row>
          <table:table-cell office:value-type="string">
            <text:p>darktable-org__darktable</text:p>
          </table:table-cell>
          <table:table-cell office:value="21.1604906805835" office:value-type="float"/>
          <table:table-cell office:value="0.04479102894348519" office:value-type="float"/>
          <table:table-cell office:value="0.14285714285714285" office:value-type="float"/>
          <table:table-cell office:value="1.0" office:value-type="float"/>
          <table:table-cell office:value="0.7023959008052115" office:value-type="float"/>
        </table:table-row>
        <table:table-row>
          <table:table-cell office:value-type="string">
            <text:p>cjohansen__juicer</text:p>
          </table:table-cell>
          <table:table-cell office:value="31.838837679556768" office:value-type="float"/>
          <table:table-cell office:value="0.3309912953575871" office:value-type="float"/>
          <table:table-cell office:value="0.0" office:value-type="float"/>
          <table:table-cell office:value="1.0" office:value-type="float"/>
          <table:table-cell office:value="0.6772690087115133" office:value-type="float"/>
        </table:table-row>
        <table:table-row>
          <table:table-cell office:value-type="string">
            <text:p>PHP-FFMpeg__PHP-FFMpeg</text:p>
          </table:table-cell>
          <table:table-cell office:value="20.927434381333487" office:value-type="float"/>
          <table:table-cell office:value="0.02239216318733765" office:value-type="float"/>
          <table:table-cell office:value="0.375" office:value-type="float"/>
          <table:table-cell office:value="1.0" office:value-type="float"/>
          <table:table-cell office:value="0.7240901848594935" office:value-type="float"/>
        </table:table-row>
        <table:table-row>
          <table:table-cell office:value-type="string">
            <text:p>dokan-dev__dokany</text:p>
          </table:table-cell>
          <table:table-cell office:value="20.86830458453452" office:value-type="float"/>
          <table:table-cell office:value="0.10832109084524966" office:value-type="float"/>
          <table:table-cell office:value="0.21296296296296297" office:value-type="float"/>
          <table:table-cell office:value="1.0" office:value-type="float"/>
          <table:table-cell office:value="0.7014313432674282" office:value-type="float"/>
        </table:table-row>
        <table:table-row>
          <table:table-cell office:value-type="string">
            <text:p>storybooks__storybook</text:p>
          </table:table-cell>
          <table:table-cell office:value="20.80296870299184" office:value-type="float"/>
          <table:table-cell office:value="0.047206343380614024" office:value-type="float"/>
          <table:table-cell office:value="0.19240506329113924" office:value-type="float"/>
          <table:table-cell office:value="1.0" office:value-type="float"/>
          <table:table-cell office:value="0.7060348764610282" office:value-type="float"/>
        </table:table-row>
        <table:table-row>
          <table:table-cell office:value-type="string">
            <text:p>frappe__erpnext</text:p>
          </table:table-cell>
          <table:table-cell office:value="21.5787189473068" office:value-type="float"/>
          <table:table-cell office:value="0.050881870869818914" office:value-type="float"/>
          <table:table-cell office:value="0.21715817694369974" office:value-type="float"/>
          <table:table-cell office:value="1.0" office:value-type="float"/>
          <table:table-cell office:value="0.702683388600907" office:value-type="float"/>
        </table:table-row>
        <table:table-row>
          <table:table-cell office:value-type="string">
            <text:p>RichardKnop__machinery</text:p>
          </table:table-cell>
          <table:table-cell office:value="21.818666650361568" office:value-type="float"/>
          <table:table-cell office:value="0.021991326567017817" office:value-type="float"/>
          <table:table-cell office:value="0.391304347826087" office:value-type="float"/>
          <table:table-cell office:value="1.0" office:value-type="float"/>
          <table:table-cell office:value="0.7453138225353008" office:value-type="float"/>
        </table:table-row>
        <table:table-row>
          <table:table-cell office:value-type="string">
            <text:p>ztellman__automat</text:p>
          </table:table-cell>
          <table:table-cell office:value="25.86282377403483" office:value-type="float"/>
          <table:table-cell office:value="0.578501558626489" office:value-type="float"/>
          <table:table-cell office:value="0.4" office:value-type="float"/>
          <table:table-cell office:value="1.0" office:value-type="float"/>
          <table:table-cell office:value="0.736019980195822" office:value-type="float"/>
        </table:table-row>
        <table:table-row>
          <table:table-cell office:value-type="string">
            <text:p>SBoudrias__Inquirer.js</text:p>
          </table:table-cell>
          <table:table-cell office:value="21.66136145618923" office:value-type="float"/>
          <table:table-cell office:value="0.053199833940422714" office:value-type="float"/>
          <table:table-cell office:value="0.14545454545454545" office:value-type="float"/>
          <table:table-cell office:value="1.0" office:value-type="float"/>
          <table:table-cell office:value="0.6992958730812001" office:value-type="float"/>
        </table:table-row>
        <table:table-row>
          <table:table-cell office:value-type="string">
            <text:p>emmenko__redux-react-router-async-example</text:p>
          </table:table-cell>
          <table:table-cell office:value="29.025629946462175" office:value-type="float"/>
          <table:table-cell office:value="0.27884645864856134" office:value-type="float"/>
          <table:table-cell office:value="0.5" office:value-type="float"/>
          <table:table-cell office:value="1.0" office:value-type="float"/>
          <table:table-cell office:value="0.7404888394092437" office:value-type="float"/>
        </table:table-row>
        <table:table-row>
          <table:table-cell office:value-type="string">
            <text:p>fzaninotto__screenshot-as-a-service</text:p>
          </table:table-cell>
          <table:table-cell office:value="26.11410805979661" office:value-type="float"/>
          <table:table-cell office:value="0.14219644410918753" office:value-type="float"/>
          <table:table-cell office:value="0.2" office:value-type="float"/>
          <table:table-cell office:value="1.0" office:value-type="float"/>
          <table:table-cell office:value="0.6728784505251528" office:value-type="float"/>
        </table:table-row>
        <table:table-row>
          <table:table-cell office:value-type="string">
            <text:p>malcommac__SwiftDate</text:p>
          </table:table-cell>
          <table:table-cell office:value="22.724555287041383" office:value-type="float"/>
          <table:table-cell office:value="0.1253335612836208" office:value-type="float"/>
          <table:table-cell office:value="0.4" office:value-type="float"/>
          <table:table-cell office:value="0.0" office:value-type="float"/>
          <table:table-cell office:value="0.229904709360207" office:value-type="float"/>
        </table:table-row>
        <table:table-row>
          <table:table-cell office:value-type="string">
            <text:p>containerd__containerd</text:p>
          </table:table-cell>
          <table:table-cell office:value="20.949216373055005" office:value-type="float"/>
          <table:table-cell office:value="0.013679516576734866" office:value-type="float"/>
          <table:table-cell office:value="0.36363636363636365" office:value-type="float"/>
          <table:table-cell office:value="1.0" office:value-type="float"/>
          <table:table-cell office:value="0.7350466556859403" office:value-type="float"/>
        </table:table-row>
        <table:table-row>
          <table:table-cell office:value-type="string">
            <text:p>grpc-ecosystem__grpc-gateway</text:p>
          </table:table-cell>
          <table:table-cell office:value="21.403053591983937" office:value-type="float"/>
          <table:table-cell office:value="0.008105997926559935" office:value-type="float"/>
          <table:table-cell office:value="0.13978494623655913" office:value-type="float"/>
          <table:table-cell office:value="1.0" office:value-type="float"/>
          <table:table-cell office:value="0.6993390810686326" office:value-type="float"/>
        </table:table-row>
        <table:table-row>
          <table:table-cell office:value-type="string">
            <text:p>popcorn-time__popcorn-app</text:p>
          </table:table-cell>
          <table:table-cell office:value="23.284289650796136" office:value-type="float"/>
          <table:table-cell office:value="0.21605871027850634" office:value-type="float"/>
          <table:table-cell office:value="0.4" office:value-type="float"/>
          <table:table-cell office:value="1.0" office:value-type="float"/>
          <table:table-cell office:value="0.7354189580478866" office:value-type="float"/>
        </table:table-row>
        <table:table-row>
          <table:table-cell office:value-type="string">
            <text:p>gorhill__uMatrix</text:p>
          </table:table-cell>
          <table:table-cell office:value="21.3249425577434" office:value-type="float"/>
          <table:table-cell office:value="0.042540356005688174" office:value-type="float"/>
          <table:table-cell office:value="0.06593406593406594" office:value-type="float"/>
          <table:table-cell office:value="1.0" office:value-type="float"/>
          <table:table-cell office:value="0.6610705932497002" office:value-type="float"/>
        </table:table-row>
        <table:table-row>
          <table:table-cell office:value-type="string">
            <text:p>Masterminds__glide</text:p>
          </table:table-cell>
          <table:table-cell office:value="21.41724378949795" office:value-type="float"/>
          <table:table-cell office:value="0.0543917364223336" office:value-type="float"/>
          <table:table-cell office:value="0.22" office:value-type="float"/>
          <table:table-cell office:value="1.0" office:value-type="float"/>
          <table:table-cell office:value="0.6929820753316535" office:value-type="float"/>
        </table:table-row>
        <table:table-row>
          <table:table-cell office:value-type="string">
            <text:p>facebookarchive__three20</text:p>
          </table:table-cell>
          <table:table-cell office:value="22.315258945243638" office:value-type="float"/>
          <table:table-cell office:value="0.04360407319379811" office:value-type="float"/>
          <table:table-cell office:value="0.2" office:value-type="float"/>
          <table:table-cell office:value="1.0" office:value-type="float"/>
          <table:table-cell office:value="0.7005322354293677" office:value-type="float"/>
        </table:table-row>
        <table:table-row>
          <table:table-cell office:value-type="string">
            <text:p>tjerkw__Android-SlideExpandableListView</text:p>
          </table:table-cell>
          <table:table-cell office:value="24.354547772727425" office:value-type="float"/>
          <table:table-cell office:value="0.18681671514095533" office:value-type="float"/>
          <table:table-cell office:value="0.25" office:value-type="float"/>
          <table:table-cell office:value="1.0" office:value-type="float"/>
          <table:table-cell office:value="0.7315113884844626" office:value-type="float"/>
        </table:table-row>
        <table:table-row>
          <table:table-cell office:value-type="string">
            <text:p>componentjs__component</text:p>
          </table:table-cell>
          <table:table-cell office:value="21.48438909884946" office:value-type="float"/>
          <table:table-cell office:value="0.0517297403322197" office:value-type="float"/>
          <table:table-cell office:value="0.012658227848101266" office:value-type="float"/>
          <table:table-cell office:value="1.0" office:value-type="float"/>
          <table:table-cell office:value="0.6534161988474061" office:value-type="float"/>
        </table:table-row>
        <table:table-row>
          <table:table-cell office:value-type="string">
            <text:p>roundcube__roundcubemail</text:p>
          </table:table-cell>
          <table:table-cell office:value="21.05063442995539" office:value-type="float"/>
          <table:table-cell office:value="0.04796903824224966" office:value-type="float"/>
          <table:table-cell office:value="0.296875" office:value-type="float"/>
          <table:table-cell office:value="1.0" office:value-type="float"/>
          <table:table-cell office:value="0.7203696531014885" office:value-type="float"/>
        </table:table-row>
        <table:table-row>
          <table:table-cell office:value-type="string">
            <text:p>OfficeDev__office-ui-fabric-core</text:p>
          </table:table-cell>
          <table:table-cell office:value="22.47198048358605" office:value-type="float"/>
          <table:table-cell office:value="0.0167894211589088" office:value-type="float"/>
          <table:table-cell office:value="0.1111111111111111" office:value-type="float"/>
          <table:table-cell office:value="1.0" office:value-type="float"/>
          <table:table-cell office:value="0.6841549827896832" office:value-type="float"/>
        </table:table-row>
        <table:table-row>
          <table:table-cell office:value-type="string">
            <text:p>Microsoft__vscode-go</text:p>
          </table:table-cell>
          <table:table-cell office:value="20.47860363275642" office:value-type="float"/>
          <table:table-cell office:value="0.018089794703486928" office:value-type="float"/>
          <table:table-cell office:value="0.19029850746268656" office:value-type="float"/>
          <table:table-cell office:value="1.0" office:value-type="float"/>
          <table:table-cell office:value="0.7023855656976646" office:value-type="float"/>
        </table:table-row>
        <table:table-row>
          <table:table-cell office:value-type="string">
            <text:p>docker__docker-py</text:p>
          </table:table-cell>
          <table:table-cell office:value="21.200972061099048" office:value-type="float"/>
          <table:table-cell office:value="0.016536572500061575" office:value-type="float"/>
          <table:table-cell office:value="0.216" office:value-type="float"/>
          <table:table-cell office:value="1.0" office:value-type="float"/>
          <table:table-cell office:value="0.7018722490345295" office:value-type="float"/>
        </table:table-row>
        <table:table-row>
          <table:table-cell office:value-type="string">
            <text:p>FineUploader__fine-uploader</text:p>
          </table:table-cell>
          <table:table-cell office:value="20.949034602186092" office:value-type="float"/>
          <table:table-cell office:value="0.072971880618467" office:value-type="float"/>
          <table:table-cell office:value="0.1722488038277512" office:value-type="float"/>
          <table:table-cell office:value="1.0" office:value-type="float"/>
          <table:table-cell office:value="0.6964368537106314" office:value-type="float"/>
        </table:table-row>
        <table:table-row>
          <table:table-cell office:value-type="string">
            <text:p>banchichen__TZImagePickerController</text:p>
          </table:table-cell>
          <table:table-cell office:value="23.815621708155472" office:value-type="float"/>
          <table:table-cell office:value="0.06836428940184917" office:value-type="float"/>
          <table:table-cell office:value="1.0" office:value-type="float"/>
          <table:table-cell office:value="0.0" office:value-type="float"/>
          <table:table-cell office:value="0.12417862806338476" office:value-type="float"/>
        </table:table-row>
        <table:table-row>
          <table:table-cell office:value-type="string">
            <text:p>mapbox__mapbox-gl-js</text:p>
          </table:table-cell>
          <table:table-cell office:value="21.34720938091127" office:value-type="float"/>
          <table:table-cell office:value="0.025094032421291417" office:value-type="float"/>
          <table:table-cell office:value="0.10060975609756098" office:value-type="float"/>
          <table:table-cell office:value="1.0" office:value-type="float"/>
          <table:table-cell office:value="0.6760016260265542" office:value-type="float"/>
        </table:table-row>
        <table:table-row>
          <table:table-cell office:value-type="string">
            <text:p>onevcat__Kingfisher</text:p>
          </table:table-cell>
          <table:table-cell office:value="21.174497472077054" office:value-type="float"/>
          <table:table-cell office:value="0.2042965512565604" office:value-type="float"/>
          <table:table-cell office:value="0.46774193548387094" office:value-type="float"/>
          <table:table-cell office:value="0.0" office:value-type="float"/>
          <table:table-cell office:value="0.23241511233412435" office:value-type="float"/>
        </table:table-row>
        <table:table-row>
          <table:table-cell office:value-type="string">
            <text:p>pornel__pngquant</text:p>
          </table:table-cell>
          <table:table-cell office:value="21.50236361879931" office:value-type="float"/>
          <table:table-cell office:value="0.11088877119170111" office:value-type="float"/>
          <table:table-cell office:value="0.37037037037037035" office:value-type="float"/>
          <table:table-cell office:value="1.0" office:value-type="float"/>
          <table:table-cell office:value="0.728792142210012" office:value-type="float"/>
        </table:table-row>
        <table:table-row>
          <table:table-cell office:value-type="string">
            <text:p>reactjs__redux</text:p>
          </table:table-cell>
          <table:table-cell office:value="21.403338972836" office:value-type="float"/>
          <table:table-cell office:value="0.013645330599377115" office:value-type="float"/>
          <table:table-cell office:value="0.057777777777777775" office:value-type="float"/>
          <table:table-cell office:value="1.0" office:value-type="float"/>
          <table:table-cell office:value="0.6889231782027572" office:value-type="float"/>
        </table:table-row>
        <table:table-row>
          <table:table-cell office:value-type="string">
            <text:p>sindresorhus__got</text:p>
          </table:table-cell>
          <table:table-cell office:value="21.46691186822339" office:value-type="float"/>
          <table:table-cell office:value="0.04979532220486982" office:value-type="float"/>
          <table:table-cell office:value="0.12962962962962962" office:value-type="float"/>
          <table:table-cell office:value="1.0" office:value-type="float"/>
          <table:table-cell office:value="0.6872729360281232" office:value-type="float"/>
        </table:table-row>
        <table:table-row>
          <table:table-cell office:value-type="string">
            <text:p>TimOliver__TOCropViewController</text:p>
          </table:table-cell>
          <table:table-cell office:value="28.604354823491125" office:value-type="float"/>
          <table:table-cell office:value="0.4715619251905802" office:value-type="float"/>
          <table:table-cell office:value="0.0" office:value-type="float"/>
          <table:table-cell office:value="1.0" office:value-type="float"/>
          <table:table-cell office:value="0.6639073625272232" office:value-type="float"/>
        </table:table-row>
        <table:table-row>
          <table:table-cell office:value-type="string">
            <text:p>rails__cache_digests</text:p>
          </table:table-cell>
          <table:table-cell office:value="26.30432325839673" office:value-type="float"/>
          <table:table-cell office:value="0.11569227991992277" office:value-type="float"/>
          <table:table-cell office:value="0.2" office:value-type="float"/>
          <table:table-cell office:value="1.0" office:value-type="float"/>
          <table:table-cell office:value="0.6579614385709721" office:value-type="float"/>
        </table:table-row>
        <table:table-row>
          <table:table-cell office:value-type="string">
            <text:p>swagger-api__swagger-ui</text:p>
          </table:table-cell>
          <table:table-cell office:value="21.53725069317183" office:value-type="float"/>
          <table:table-cell office:value="0.01102179241922674" office:value-type="float"/>
          <table:table-cell office:value="0.09307875894988067" office:value-type="float"/>
          <table:table-cell office:value="1.0" office:value-type="float"/>
          <table:table-cell office:value="0.6717097064872737" office:value-type="float"/>
        </table:table-row>
        <table:table-row>
          <table:table-cell office:value-type="string">
            <text:p>npm__npm</text:p>
          </table:table-cell>
          <table:table-cell office:value="20.581739522284938" office:value-type="float"/>
          <table:table-cell office:value="0.12488955346763682" office:value-type="float"/>
          <table:table-cell office:value="0.4885114885114885" office:value-type="float"/>
          <table:table-cell office:value="0.0" office:value-type="float"/>
          <table:table-cell office:value="0.24234956637434626" office:value-type="float"/>
        </table:table-row>
        <table:table-row>
          <table:table-cell office:value-type="string">
            <text:p>ubilabs__geocomplete</text:p>
          </table:table-cell>
          <table:table-cell office:value="24.342424237925126" office:value-type="float"/>
          <table:table-cell office:value="0.17518653135073556" office:value-type="float"/>
          <table:table-cell office:value="0.125" office:value-type="float"/>
          <table:table-cell office:value="1.0" office:value-type="float"/>
          <table:table-cell office:value="0.6857268648079339" office:value-type="float"/>
        </table:table-row>
        <table:table-row>
          <table:table-cell office:value-type="string">
            <text:p>BoostIO__Boostnote</text:p>
          </table:table-cell>
          <table:table-cell office:value="21.1154213771375" office:value-type="float"/>
          <table:table-cell office:value="0.07549971291282143" office:value-type="float"/>
          <table:table-cell office:value="0.16923076923076924" office:value-type="float"/>
          <table:table-cell office:value="1.0" office:value-type="float"/>
          <table:table-cell office:value="0.7105535642678831" office:value-type="float"/>
        </table:table-row>
        <table:table-row>
          <table:table-cell office:value-type="string">
            <text:p>medcl__elasticsearch-analysis-ik</text:p>
          </table:table-cell>
          <table:table-cell office:value="22.23294835894049" office:value-type="float"/>
          <table:table-cell office:value="0.04068150203473405" office:value-type="float"/>
          <table:table-cell office:value="0.84" office:value-type="float"/>
          <table:table-cell office:value="0.0" office:value-type="float"/>
          <table:table-cell office:value="0.20597334200029238" office:value-type="float"/>
        </table:table-row>
        <table:table-row>
          <table:table-cell office:value-type="string">
            <text:p>electron-userland__electron-packager</text:p>
          </table:table-cell>
          <table:table-cell office:value="20.63603973394227" office:value-type="float"/>
          <table:table-cell office:value="0.060026104650948854" office:value-type="float"/>
          <table:table-cell office:value="0.37254901960784315" office:value-type="float"/>
          <table:table-cell office:value="1.0" office:value-type="float"/>
          <table:table-cell office:value="0.7229535992724841" office:value-type="float"/>
        </table:table-row>
        <table:table-row>
          <table:table-cell office:value-type="string">
            <text:p>preciousforever__sketch-data-populator</text:p>
          </table:table-cell>
          <table:table-cell office:value="24.95975523452734" office:value-type="float"/>
          <table:table-cell office:value="0.22648919934276165" office:value-type="float"/>
          <table:table-cell office:value="0.14285714285714285" office:value-type="float"/>
          <table:table-cell office:value="1.0" office:value-type="float"/>
          <table:table-cell office:value="0.7158711815401875" office:value-type="float"/>
        </table:table-row>
        <table:table-row>
          <table:table-cell office:value-type="string">
            <text:p>mapbox__mapbox-gl-native</text:p>
          </table:table-cell>
          <table:table-cell office:value="20.964426925591198" office:value-type="float"/>
          <table:table-cell office:value="0.07900961741330559" office:value-type="float"/>
          <table:table-cell office:value="0.3629807692307692" office:value-type="float"/>
          <table:table-cell office:value="1.0" office:value-type="float"/>
          <table:table-cell office:value="0.7310160694224951" office:value-type="float"/>
        </table:table-row>
        <table:table-row>
          <table:table-cell office:value-type="string">
            <text:p>roots__bedrock</text:p>
          </table:table-cell>
          <table:table-cell office:value="22.01592951081813" office:value-type="float"/>
          <table:table-cell office:value="0.10377155287417272" office:value-type="float"/>
          <table:table-cell office:value="0.09090909090909091" office:value-type="float"/>
          <table:table-cell office:value="1.0" office:value-type="float"/>
          <table:table-cell office:value="0.6603962067210013" office:value-type="float"/>
        </table:table-row>
        <table:table-row>
          <table:table-cell office:value-type="string">
            <text:p>jp9000__obs-studio</text:p>
          </table:table-cell>
          <table:table-cell office:value="21.219443093445037" office:value-type="float"/>
          <table:table-cell office:value="0.016516960831954197" office:value-type="float"/>
          <table:table-cell office:value="0.08602150537634409" office:value-type="float"/>
          <table:table-cell office:value="1.0" office:value-type="float"/>
          <table:table-cell office:value="0.6674147265662904" office:value-type="float"/>
        </table:table-row>
        <table:table-row>
          <table:table-cell office:value-type="string">
            <text:p>layerhq__Atlas-iOS</text:p>
          </table:table-cell>
          <table:table-cell office:value="23.39298979380764" office:value-type="float"/>
          <table:table-cell office:value="0.032774119873936115" office:value-type="float"/>
          <table:table-cell office:value="0.15384615384615385" office:value-type="float"/>
          <table:table-cell office:value="1.0" office:value-type="float"/>
          <table:table-cell office:value="0.6933321699537308" office:value-type="float"/>
        </table:table-row>
        <table:table-row>
          <table:table-cell office:value-type="string">
            <text:p>shadowsocks__shadowsocks-qt5</text:p>
          </table:table-cell>
          <table:table-cell office:value="22.04884897767409" office:value-type="float"/>
          <table:table-cell office:value="0.21166190353048156" office:value-type="float"/>
          <table:table-cell office:value="0.8181818181818182" office:value-type="float"/>
          <table:table-cell office:value="0.0" office:value-type="float"/>
          <table:table-cell office:value="0.1654355924989669" office:value-type="float"/>
        </table:table-row>
        <table:table-row>
          <table:table-cell office:value-type="string">
            <text:p>activemerchant__active_merchant</text:p>
          </table:table-cell>
          <table:table-cell office:value="21.637081746307594" office:value-type="float"/>
          <table:table-cell office:value="0.043635951149650354" office:value-type="float"/>
          <table:table-cell office:value="0.2052980132450331" office:value-type="float"/>
          <table:table-cell office:value="1.0" office:value-type="float"/>
          <table:table-cell office:value="0.7025280220360847" office:value-type="float"/>
        </table:table-row>
        <table:table-row>
          <table:table-cell office:value-type="string">
            <text:p>qmk__qmk_firmware</text:p>
          </table:table-cell>
          <table:table-cell office:value="20.84180606380963" office:value-type="float"/>
          <table:table-cell office:value="0.05348141567434809" office:value-type="float"/>
          <table:table-cell office:value="0.1897810218978102" office:value-type="float"/>
          <table:table-cell office:value="1.0" office:value-type="float"/>
          <table:table-cell office:value="0.7006732457104389" office:value-type="float"/>
        </table:table-row>
        <table:table-row>
          <table:table-cell office:value-type="string">
            <text:p>flavienlaurent__datetimepicker</text:p>
          </table:table-cell>
          <table:table-cell office:value="27.33979452568209" office:value-type="float"/>
          <table:table-cell office:value="0.3002670566710377" office:value-type="float"/>
          <table:table-cell office:value="0.5" office:value-type="float"/>
          <table:table-cell office:value="0.0" office:value-type="float"/>
          <table:table-cell office:value="0.2279202772698942" office:value-type="float"/>
        </table:table-row>
        <table:table-row>
          <table:table-cell office:value-type="string">
            <text:p>ai212983__android-spinnerwheel</text:p>
          </table:table-cell>
          <table:table-cell office:value="32.345633062660696" office:value-type="float"/>
          <table:table-cell office:value="0.9976404003051459" office:value-type="float"/>
          <table:table-cell office:value="0.3333333333333333" office:value-type="float"/>
          <table:table-cell office:value="1.0" office:value-type="float"/>
          <table:table-cell office:value="0.6889028924852627" office:value-type="float"/>
        </table:table-row>
        <table:table-row>
          <table:table-cell office:value-type="string">
            <text:p>google__benchmark</text:p>
          </table:table-cell>
          <table:table-cell office:value="21.256432508173642" office:value-type="float"/>
          <table:table-cell office:value="0.029351634458913495" office:value-type="float"/>
          <table:table-cell office:value="0.2753623188405797" office:value-type="float"/>
          <table:table-cell office:value="1.0" office:value-type="float"/>
          <table:table-cell office:value="0.7122786586620273" office:value-type="float"/>
        </table:table-row>
        <table:table-row>
          <table:table-cell office:value-type="string">
            <text:p>jazzband__pip-tools</text:p>
          </table:table-cell>
          <table:table-cell office:value="21.23256599075632" office:value-type="float"/>
          <table:table-cell office:value="0.039474083468729604" office:value-type="float"/>
          <table:table-cell office:value="0.18181818181818182" office:value-type="float"/>
          <table:table-cell office:value="1.0" office:value-type="float"/>
          <table:table-cell office:value="0.6959114888252244" office:value-type="float"/>
        </table:table-row>
        <table:table-row>
          <table:table-cell office:value-type="string">
            <text:p>kubernetes__heapster</text:p>
          </table:table-cell>
          <table:table-cell office:value="20.991244335175303" office:value-type="float"/>
          <table:table-cell office:value="0.020697843260590803" office:value-type="float"/>
          <table:table-cell office:value="0.4046242774566474" office:value-type="float"/>
          <table:table-cell office:value="1.0" office:value-type="float"/>
          <table:table-cell office:value="0.7436517274616344" office:value-type="float"/>
        </table:table-row>
        <table:table-row>
          <table:table-cell office:value-type="string">
            <text:p>influxdata__telegraf</text:p>
          </table:table-cell>
          <table:table-cell office:value="21.26579883758063" office:value-type="float"/>
          <table:table-cell office:value="0.017619221883362696" office:value-type="float"/>
          <table:table-cell office:value="0.22419928825622776" office:value-type="float"/>
          <table:table-cell office:value="1.0" office:value-type="float"/>
          <table:table-cell office:value="0.7086779474117694" office:value-type="float"/>
        </table:table-row>
        <table:table-row>
          <table:table-cell office:value-type="string">
            <text:p>SixLabors__ImageSharp</text:p>
          </table:table-cell>
          <table:table-cell office:value="20.959336951137928" office:value-type="float"/>
          <table:table-cell office:value="0.07242788804057927" office:value-type="float"/>
          <table:table-cell office:value="0.23255813953488372" office:value-type="float"/>
          <table:table-cell office:value="1.0" office:value-type="float"/>
          <table:table-cell office:value="0.7089617530939085" office:value-type="float"/>
        </table:table-row>
        <table:table-row>
          <table:table-cell office:value-type="string">
            <text:p>giakki__uncss</text:p>
          </table:table-cell>
          <table:table-cell office:value="21.61265724206604" office:value-type="float"/>
          <table:table-cell office:value="0.09944357112038642" office:value-type="float"/>
          <table:table-cell office:value="0.13636363636363635" office:value-type="float"/>
          <table:table-cell office:value="1.0" office:value-type="float"/>
          <table:table-cell office:value="0.6814598814046995" office:value-type="float"/>
        </table:table-row>
        <table:table-row>
          <table:table-cell office:value-type="string">
            <text:p>cockpit-project__cockpit</text:p>
          </table:table-cell>
          <table:table-cell office:value="21.16040921259086" office:value-type="float"/>
          <table:table-cell office:value="0.0688801775660937" office:value-type="float"/>
          <table:table-cell office:value="0.20168067226890757" office:value-type="float"/>
          <table:table-cell office:value="1.0" office:value-type="float"/>
          <table:table-cell office:value="0.7028183069919745" office:value-type="float"/>
        </table:table-row>
        <table:table-row>
          <table:table-cell office:value-type="string">
            <text:p>junit-team__junit5</text:p>
          </table:table-cell>
          <table:table-cell office:value="20.994326056731595" office:value-type="float"/>
          <table:table-cell office:value="0.029879971314008547" office:value-type="float"/>
          <table:table-cell office:value="0.1588235294117647" office:value-type="float"/>
          <table:table-cell office:value="1.0" office:value-type="float"/>
          <table:table-cell office:value="0.7008613453253225" office:value-type="float"/>
        </table:table-row>
        <table:table-row>
          <table:table-cell office:value-type="string">
            <text:p>lipis__flag-icon-css</text:p>
          </table:table-cell>
          <table:table-cell office:value="23.67217055602105" office:value-type="float"/>
          <table:table-cell office:value="0.048019973104278045" office:value-type="float"/>
          <table:table-cell office:value="0.18181818181818182" office:value-type="float"/>
          <table:table-cell office:value="1.0" office:value-type="float"/>
          <table:table-cell office:value="0.7214936154273982" office:value-type="float"/>
        </table:table-row>
        <table:table-row>
          <table:table-cell office:value-type="string">
            <text:p>M66B__NetGuard</text:p>
          </table:table-cell>
          <table:table-cell office:value="26.781785412431358" office:value-type="float"/>
          <table:table-cell office:value="0.6311351375998582" office:value-type="float"/>
          <table:table-cell office:value="0.0" office:value-type="float"/>
          <table:table-cell office:value="1.0" office:value-type="float"/>
          <table:table-cell office:value="0.6883565226961899" office:value-type="float"/>
        </table:table-row>
        <table:table-row>
          <table:table-cell office:value-type="string">
            <text:p>keybase__client</text:p>
          </table:table-cell>
          <table:table-cell office:value="20.640009446583786" office:value-type="float"/>
          <table:table-cell office:value="0.041916388961552586" office:value-type="float"/>
          <table:table-cell office:value="0.37393767705382436" office:value-type="float"/>
          <table:table-cell office:value="1.0" office:value-type="float"/>
          <table:table-cell office:value="0.7339740146423234" office:value-type="float"/>
        </table:table-row>
        <table:table-row>
          <table:table-cell office:value-type="string">
            <text:p>facebook__nuclide</text:p>
          </table:table-cell>
          <table:table-cell office:value="20.913450388496603" office:value-type="float"/>
          <table:table-cell office:value="0.03841371449215969" office:value-type="float"/>
          <table:table-cell office:value="0.34375" office:value-type="float"/>
          <table:table-cell office:value="1.0" office:value-type="float"/>
          <table:table-cell office:value="0.7206838779506456" office:value-type="float"/>
        </table:table-row>
        <table:table-row>
          <table:table-cell office:value-type="string">
            <text:p>PocketMine__PocketMine-MP</text:p>
          </table:table-cell>
          <table:table-cell office:value="20.738520429394054" office:value-type="float"/>
          <table:table-cell office:value="0.12539078502822035" office:value-type="float"/>
          <table:table-cell office:value="0.2" office:value-type="float"/>
          <table:table-cell office:value="1.0" office:value-type="float"/>
          <table:table-cell office:value="0.6927493398560489" office:value-type="float"/>
        </table:table-row>
        <table:table-row>
          <table:table-cell office:value-type="string">
            <text:p>nicoulaj__idea-markdown</text:p>
          </table:table-cell>
          <table:table-cell office:value="22.46026806376171" office:value-type="float"/>
          <table:table-cell office:value="0.4125751187388557" office:value-type="float"/>
          <table:table-cell office:value="0.7222222222222222" office:value-type="float"/>
          <table:table-cell office:value="0.0" office:value-type="float"/>
          <table:table-cell office:value="0.16913109648580607" office:value-type="float"/>
        </table:table-row>
        <table:table-row>
          <table:table-cell office:value-type="string">
            <text:p>kean__Nuke</text:p>
          </table:table-cell>
          <table:table-cell office:value="22.30379877098839" office:value-type="float"/>
          <table:table-cell office:value="0.10470476821689696" office:value-type="float"/>
          <table:table-cell office:value="0.3333333333333333" office:value-type="float"/>
          <table:table-cell office:value="1.0" office:value-type="float"/>
          <table:table-cell office:value="0.7240301843894164" office:value-type="float"/>
        </table:table-row>
        <table:table-row>
          <table:table-cell office:value-type="string">
            <text:p>spotify__helios</text:p>
          </table:table-cell>
          <table:table-cell office:value="21.987802576291227" office:value-type="float"/>
          <table:table-cell office:value="0.11844660117738437" office:value-type="float"/>
          <table:table-cell office:value="0.3" office:value-type="float"/>
          <table:table-cell office:value="1.0" office:value-type="float"/>
          <table:table-cell office:value="0.7176266514826599" office:value-type="float"/>
        </table:table-row>
        <table:table-row>
          <table:table-cell office:value-type="string">
            <text:p>ermouth__jQuery.my</text:p>
          </table:table-cell>
          <table:table-cell office:value="26.67467445060268" office:value-type="float"/>
          <table:table-cell office:value="0.687734456918179" office:value-type="float"/>
          <table:table-cell office:value="0.0" office:value-type="float"/>
          <table:table-cell office:value="1.0" office:value-type="float"/>
          <table:table-cell office:value="0.6983500248431521" office:value-type="float"/>
        </table:table-row>
        <table:table-row>
          <table:table-cell office:value-type="string">
            <text:p>CorsixTH__CorsixTH</text:p>
          </table:table-cell>
          <table:table-cell office:value="20.891495804539545" office:value-type="float"/>
          <table:table-cell office:value="0.03565381730040166" office:value-type="float"/>
          <table:table-cell office:value="0.23943661971830985" office:value-type="float"/>
          <table:table-cell office:value="1.0" office:value-type="float"/>
          <table:table-cell office:value="0.7090319645677722" office:value-type="float"/>
        </table:table-row>
        <table:table-row>
          <table:table-cell office:value-type="string">
            <text:p>naver__pinpoint</text:p>
          </table:table-cell>
          <table:table-cell office:value="21.134857069052885" office:value-type="float"/>
          <table:table-cell office:value="0.12007890216739321" office:value-type="float"/>
          <table:table-cell office:value="0.6511627906976745" office:value-type="float"/>
          <table:table-cell office:value="0.0" office:value-type="float"/>
          <table:table-cell office:value="0.2024502127714954" office:value-type="float"/>
        </table:table-row>
        <table:table-row>
          <table:table-cell office:value-type="string">
            <text:p>visionmedia__superagent</text:p>
          </table:table-cell>
          <table:table-cell office:value="21.214674078220902" office:value-type="float"/>
          <table:table-cell office:value="0.013723137801097388" office:value-type="float"/>
          <table:table-cell office:value="0.125" office:value-type="float"/>
          <table:table-cell office:value="1.0" office:value-type="float"/>
          <table:table-cell office:value="0.6900112132460007" office:value-type="float"/>
        </table:table-row>
        <table:table-row>
          <table:table-cell office:value-type="string">
            <text:p>kazupon__vue-validator</text:p>
          </table:table-cell>
          <table:table-cell office:value="22.42840639455865" office:value-type="float"/>
          <table:table-cell office:value="0.059537454020423285" office:value-type="float"/>
          <table:table-cell office:value="0.23809523809523808" office:value-type="float"/>
          <table:table-cell office:value="1.0" office:value-type="float"/>
          <table:table-cell office:value="0.7077058913905604" office:value-type="float"/>
        </table:table-row>
        <table:table-row>
          <table:table-cell office:value-type="string">
            <text:p>coreos__flannel</text:p>
          </table:table-cell>
          <table:table-cell office:value="20.966662991349992" office:value-type="float"/>
          <table:table-cell office:value="0.06773399677504273" office:value-type="float"/>
          <table:table-cell office:value="0.4485294117647059" office:value-type="float"/>
          <table:table-cell office:value="0.0" office:value-type="float"/>
          <table:table-cell office:value="0.2419874512780988" office:value-type="float"/>
        </table:table-row>
        <table:table-row>
          <table:table-cell office:value-type="string">
            <text:p>Maximus5__ConEmu</text:p>
          </table:table-cell>
          <table:table-cell office:value="20.777468190187964" office:value-type="float"/>
          <table:table-cell office:value="0.05276490303772352" office:value-type="float"/>
          <table:table-cell office:value="0.19607843137254902" office:value-type="float"/>
          <table:table-cell office:value="1.0" office:value-type="float"/>
          <table:table-cell office:value="0.6951956411469534" office:value-type="float"/>
        </table:table-row>
        <table:table-row>
          <table:table-cell office:value-type="string">
            <text:p>xbmc__xbmc</text:p>
          </table:table-cell>
          <table:table-cell office:value="20.856230267876036" office:value-type="float"/>
          <table:table-cell office:value="0.05222055126870325" office:value-type="float"/>
          <table:table-cell office:value="0.08333333333333333" office:value-type="float"/>
          <table:table-cell office:value="1.0" office:value-type="float"/>
          <table:table-cell office:value="0.6798785433156164" office:value-type="float"/>
        </table:table-row>
        <table:table-row>
          <table:table-cell office:value-type="string">
            <text:p>mit-nlp__MITIE</text:p>
          </table:table-cell>
          <table:table-cell office:value="22.376069542011365" office:value-type="float"/>
          <table:table-cell office:value="0.06805859040637219" office:value-type="float"/>
          <table:table-cell office:value="0.2777777777777778" office:value-type="float"/>
          <table:table-cell office:value="1.0" office:value-type="float"/>
          <table:table-cell office:value="0.7048093378313504" office:value-type="float"/>
        </table:table-row>
        <table:table-row>
          <table:table-cell office:value-type="string">
            <text:p>jhnns__rewire</text:p>
          </table:table-cell>
          <table:table-cell office:value="22.200152781934467" office:value-type="float"/>
          <table:table-cell office:value="0.04530533520636278" office:value-type="float"/>
          <table:table-cell office:value="0.14285714285714285" office:value-type="float"/>
          <table:table-cell office:value="1.0" office:value-type="float"/>
          <table:table-cell office:value="0.6995410431861427" office:value-type="float"/>
        </table:table-row>
        <table:table-row>
          <table:table-cell office:value-type="string">
            <text:p>bobthecow__psysh</text:p>
          </table:table-cell>
          <table:table-cell office:value="20.827959180838977" office:value-type="float"/>
          <table:table-cell office:value="0.09610411203695086" office:value-type="float"/>
          <table:table-cell office:value="0.2978723404255319" office:value-type="float"/>
          <table:table-cell office:value="1.0" office:value-type="float"/>
          <table:table-cell office:value="0.7125858286789005" office:value-type="float"/>
        </table:table-row>
        <table:table-row>
          <table:table-cell office:value-type="string">
            <text:p>Behat__Behat</text:p>
          </table:table-cell>
          <table:table-cell office:value="21.338132555375662" office:value-type="float"/>
          <table:table-cell office:value="0.02449729870755224" office:value-type="float"/>
          <table:table-cell office:value="0.04854368932038835" office:value-type="float"/>
          <table:table-cell office:value="1.0" office:value-type="float"/>
          <table:table-cell office:value="0.6837358868967139" office:value-type="float"/>
        </table:table-row>
        <table:table-row>
          <table:table-cell office:value-type="string">
            <text:p>mozilla__MozDef</text:p>
          </table:table-cell>
          <table:table-cell office:value="22.531059939704818" office:value-type="float"/>
          <table:table-cell office:value="0.22015735604486306" office:value-type="float"/>
          <table:table-cell office:value="0.13333333333333333" office:value-type="float"/>
          <table:table-cell office:value="1.0" office:value-type="float"/>
          <table:table-cell office:value="0.7127915473769896" office:value-type="float"/>
        </table:table-row>
        <table:table-row>
          <table:table-cell office:value-type="string">
            <text:p>keithamus__jwerty</text:p>
          </table:table-cell>
          <table:table-cell office:value="43.30790978679988" office:value-type="float"/>
          <table:table-cell office:value="1.0" office:value-type="float"/>
          <table:table-cell office:value="0.5" office:value-type="float"/>
          <table:table-cell office:value="1.0" office:value-type="float"/>
          <table:table-cell office:value="0.7278029435656104" office:value-type="float"/>
        </table:table-row>
        <table:table-row>
          <table:table-cell office:value-type="string">
            <text:p>nvbn__thefuck</text:p>
          </table:table-cell>
          <table:table-cell office:value="21.49787520480756" office:value-type="float"/>
          <table:table-cell office:value="0.05225742360149469" office:value-type="float"/>
          <table:table-cell office:value="0.29411764705882354" office:value-type="float"/>
          <table:table-cell office:value="1.0" office:value-type="float"/>
          <table:table-cell office:value="0.7222893605379199" office:value-type="float"/>
        </table:table-row>
        <table:table-row>
          <table:table-cell office:value-type="string">
            <text:p>astrada__google-drive-ocamlfuse</text:p>
          </table:table-cell>
          <table:table-cell office:value="21.01022914593791" office:value-type="float"/>
          <table:table-cell office:value="0.17326987837910768" office:value-type="float"/>
          <table:table-cell office:value="0.28846153846153844" office:value-type="float"/>
          <table:table-cell office:value="1.0" office:value-type="float"/>
          <table:table-cell office:value="0.7159395214092922" office:value-type="float"/>
        </table:table-row>
        <table:table-row>
          <table:table-cell office:value-type="string">
            <text:p>ruslanskorb__RSKImageCropper</text:p>
          </table:table-cell>
          <table:table-cell office:value="24.749181449901602" office:value-type="float"/>
          <table:table-cell office:value="0.26702090323258404" office:value-type="float"/>
          <table:table-cell office:value="0.42857142857142855" office:value-type="float"/>
          <table:table-cell office:value="0.0" office:value-type="float"/>
          <table:table-cell office:value="0.23217334035914775" office:value-type="float"/>
        </table:table-row>
        <table:table-row>
          <table:table-cell office:value-type="string">
            <text:p>aspnet__Home</text:p>
          </table:table-cell>
          <table:table-cell office:value="21.010110295259462" office:value-type="float"/>
          <table:table-cell office:value="0.061560374260539064" office:value-type="float"/>
          <table:table-cell office:value="0.17992047713717693" office:value-type="float"/>
          <table:table-cell office:value="1.0" office:value-type="float"/>
          <table:table-cell office:value="0.6921790022805289" office:value-type="float"/>
        </table:table-row>
        <table:table-row>
          <table:table-cell office:value-type="string">
            <text:p>aspnet__EntityFrameworkCore</text:p>
          </table:table-cell>
          <table:table-cell office:value="21.15732852205677" office:value-type="float"/>
          <table:table-cell office:value="0.07772853929202121" office:value-type="float"/>
          <table:table-cell office:value="0.24715261958997722" office:value-type="float"/>
          <table:table-cell office:value="1.0" office:value-type="float"/>
          <table:table-cell office:value="0.7129145204325732" office:value-type="float"/>
        </table:table-row>
        <table:table-row>
          <table:table-cell office:value-type="string">
            <text:p>nameko__nameko</text:p>
          </table:table-cell>
          <table:table-cell office:value="22.040955662526137" office:value-type="float"/>
          <table:table-cell office:value="0.019665884199413248" office:value-type="float"/>
          <table:table-cell office:value="0.13793103448275862" office:value-type="float"/>
          <table:table-cell office:value="1.0" office:value-type="float"/>
          <table:table-cell office:value="0.7131285292737176" office:value-type="float"/>
        </table:table-row>
        <table:table-row>
          <table:table-cell office:value-type="string">
            <text:p>totaljs__framework</text:p>
          </table:table-cell>
          <table:table-cell office:value="21.797887761289232" office:value-type="float"/>
          <table:table-cell office:value="0.015035824225871982" office:value-type="float"/>
          <table:table-cell office:value="0.15384615384615385" office:value-type="float"/>
          <table:table-cell office:value="1.0" office:value-type="float"/>
          <table:table-cell office:value="0.6856980516043664" office:value-type="float"/>
        </table:table-row>
        <table:table-row>
          <table:table-cell office:value-type="string">
            <text:p>codemirror__CodeMirror</text:p>
          </table:table-cell>
          <table:table-cell office:value="21.200046444282183" office:value-type="float"/>
          <table:table-cell office:value="0.03584939509615729" office:value-type="float"/>
          <table:table-cell office:value="0.03862660944206009" office:value-type="float"/>
          <table:table-cell office:value="1.0" office:value-type="float"/>
          <table:table-cell office:value="0.6724449928235037" office:value-type="float"/>
        </table:table-row>
        <table:table-row>
          <table:table-cell office:value-type="string">
            <text:p>Famous__famous</text:p>
          </table:table-cell>
          <table:table-cell office:value="21.604776878676834" office:value-type="float"/>
          <table:table-cell office:value="0.035832042656329666" office:value-type="float"/>
          <table:table-cell office:value="0.05454545454545454" office:value-type="float"/>
          <table:table-cell office:value="1.0" office:value-type="float"/>
          <table:table-cell office:value="0.6706334199100504" office:value-type="float"/>
        </table:table-row>
        <table:table-row>
          <table:table-cell office:value-type="string">
            <text:p>mRemoteNG__mRemoteNG</text:p>
          </table:table-cell>
          <table:table-cell office:value="21.616904394881097" office:value-type="float"/>
          <table:table-cell office:value="0.05935608896972059" office:value-type="float"/>
          <table:table-cell office:value="0.23333333333333334" office:value-type="float"/>
          <table:table-cell office:value="1.0" office:value-type="float"/>
          <table:table-cell office:value="0.7102794468228265" office:value-type="float"/>
        </table:table-row>
        <table:table-row>
          <table:table-cell office:value-type="string">
            <text:p>JeffreySu__WeiXinMPSDK</text:p>
          </table:table-cell>
          <table:table-cell office:value="22.034935345856656" office:value-type="float"/>
          <table:table-cell office:value="0.0443627191579676" office:value-type="float"/>
          <table:table-cell office:value="0.9545454545454546" office:value-type="float"/>
          <table:table-cell office:value="0.0" office:value-type="float"/>
          <table:table-cell office:value="0.16965630182122474" office:value-type="float"/>
        </table:table-row>
        <table:table-row>
          <table:table-cell office:value-type="string">
            <text:p>WebGoat__WebGoat</text:p>
          </table:table-cell>
          <table:table-cell office:value="22.12491798198118" office:value-type="float"/>
          <table:table-cell office:value="0.13508804224931278" office:value-type="float"/>
          <table:table-cell office:value="0.3888888888888889" office:value-type="float"/>
          <table:table-cell office:value="1.0" office:value-type="float"/>
          <table:table-cell office:value="0.7439628809809801" office:value-type="float"/>
        </table:table-row>
        <table:table-row>
          <table:table-cell office:value-type="string">
            <text:p>go-chi__chi</text:p>
          </table:table-cell>
          <table:table-cell office:value="22.01171787155455" office:value-type="float"/>
          <table:table-cell office:value="0.08470350328777831" office:value-type="float"/>
          <table:table-cell office:value="0.24242424242424243" office:value-type="float"/>
          <table:table-cell office:value="1.0" office:value-type="float"/>
          <table:table-cell office:value="0.7110456482566011" office:value-type="float"/>
        </table:table-row>
        <table:table-row>
          <table:table-cell office:value-type="string">
            <text:p>igniterealtime__Openfire</text:p>
          </table:table-cell>
          <table:table-cell office:value="22.271179215722537" office:value-type="float"/>
          <table:table-cell office:value="0.05029418118349579" office:value-type="float"/>
          <table:table-cell office:value="0.12" office:value-type="float"/>
          <table:table-cell office:value="1.0" office:value-type="float"/>
          <table:table-cell office:value="0.6877492817029321" office:value-type="float"/>
        </table:table-row>
        <table:table-row>
          <table:table-cell office:value-type="string">
            <text:p>hickford__MechanicalSoup</text:p>
          </table:table-cell>
          <table:table-cell office:value="22.52012073720444" office:value-type="float"/>
          <table:table-cell office:value="0.04708097860987152" office:value-type="float"/>
          <table:table-cell office:value="0.26666666666666666" office:value-type="float"/>
          <table:table-cell office:value="1.0" office:value-type="float"/>
          <table:table-cell office:value="0.7142394504593398" office:value-type="float"/>
        </table:table-row>
        <table:table-row>
          <table:table-cell office:value-type="string">
            <text:p>walkor__Workerman</text:p>
          </table:table-cell>
          <table:table-cell office:value="22.17267792979005" office:value-type="float"/>
          <table:table-cell office:value="0.09526816594787198" office:value-type="float"/>
          <table:table-cell office:value="0.2631578947368421" office:value-type="float"/>
          <table:table-cell office:value="1.0" office:value-type="float"/>
          <table:table-cell office:value="0.7238571421689441" office:value-type="float"/>
        </table:table-row>
        <table:table-row>
          <table:table-cell office:value-type="string">
            <text:p>matrix-org__synapse</text:p>
          </table:table-cell>
          <table:table-cell office:value="21.529003183532744" office:value-type="float"/>
          <table:table-cell office:value="0.013333378840552116" office:value-type="float"/>
          <table:table-cell office:value="0.07692307692307693" office:value-type="float"/>
          <table:table-cell office:value="1.0" office:value-type="float"/>
          <table:table-cell office:value="0.692077494829168" office:value-type="float"/>
        </table:table-row>
        <table:table-row>
          <table:table-cell office:value-type="string">
            <text:p>googlevr__gvr-android-sdk</text:p>
          </table:table-cell>
          <table:table-cell office:value="21.348483776217073" office:value-type="float"/>
          <table:table-cell office:value="0.089979420760628" office:value-type="float"/>
          <table:table-cell office:value="0.27586206896551724" office:value-type="float"/>
          <table:table-cell office:value="1.0" office:value-type="float"/>
          <table:table-cell office:value="0.7053508654930314" office:value-type="float"/>
        </table:table-row>
        <table:table-row>
          <table:table-cell office:value-type="string">
            <text:p>nodejs__node-convergence-archive</text:p>
          </table:table-cell>
          <table:table-cell office:value="22.02008344497353" office:value-type="float"/>
          <table:table-cell office:value="0.0414397819685051" office:value-type="float"/>
          <table:table-cell office:value="0.13333333333333333" office:value-type="float"/>
          <table:table-cell office:value="1.0" office:value-type="float"/>
          <table:table-cell office:value="0.7108063280210153" office:value-type="float"/>
        </table:table-row>
        <table:table-row>
          <table:table-cell office:value-type="string">
            <text:p>ReactiveX__RxJava</text:p>
          </table:table-cell>
          <table:table-cell office:value="21.04340853331333" office:value-type="float"/>
          <table:table-cell office:value="0.028769321236044736" office:value-type="float"/>
          <table:table-cell office:value="0.24603174603174602" office:value-type="float"/>
          <table:table-cell office:value="1.0" office:value-type="float"/>
          <table:table-cell office:value="0.7172645413940935" office:value-type="float"/>
        </table:table-row>
        <table:table-row>
          <table:table-cell office:value-type="string">
            <text:p>wp-cli__wp-cli</text:p>
          </table:table-cell>
          <table:table-cell office:value="21.383975395917123" office:value-type="float"/>
          <table:table-cell office:value="0.047455531107948055" office:value-type="float"/>
          <table:table-cell office:value="0.02336448598130841" office:value-type="float"/>
          <table:table-cell office:value="1.0" office:value-type="float"/>
          <table:table-cell office:value="0.6350825774460062" office:value-type="float"/>
        </table:table-row>
        <table:table-row>
          <table:table-cell office:value-type="string">
            <text:p>showdownjs__showdown</text:p>
          </table:table-cell>
          <table:table-cell office:value="22.385554395492587" office:value-type="float"/>
          <table:table-cell office:value="0.15238705045188625" office:value-type="float"/>
          <table:table-cell office:value="0.2" office:value-type="float"/>
          <table:table-cell office:value="1.0" office:value-type="float"/>
          <table:table-cell office:value="0.6942821431705405" office:value-type="float"/>
        </table:table-row>
        <table:table-row>
          <table:table-cell office:value-type="string">
            <text:p>socketio__engine.io</text:p>
          </table:table-cell>
          <table:table-cell office:value="21.829960067704427" office:value-type="float"/>
          <table:table-cell office:value="0.11528577039164638" office:value-type="float"/>
          <table:table-cell office:value="0.15151515151515152" office:value-type="float"/>
          <table:table-cell office:value="1.0" office:value-type="float"/>
          <table:table-cell office:value="0.7053301131076027" office:value-type="float"/>
        </table:table-row>
        <table:table-row>
          <table:table-cell office:value-type="string">
            <text:p>phan__phan</text:p>
          </table:table-cell>
          <table:table-cell office:value="21.719768148364718" office:value-type="float"/>
          <table:table-cell office:value="0.03746824464654989" office:value-type="float"/>
          <table:table-cell office:value="0.10526315789473684" office:value-type="float"/>
          <table:table-cell office:value="1.0" office:value-type="float"/>
          <table:table-cell office:value="0.6836683292035953" office:value-type="float"/>
        </table:table-row>
        <table:table-row>
          <table:table-cell office:value-type="string">
            <text:p>jwilder__dockerize</text:p>
          </table:table-cell>
          <table:table-cell office:value="23.61927681794968" office:value-type="float"/>
          <table:table-cell office:value="0.008941736820217113" office:value-type="float"/>
          <table:table-cell office:value="0.2857142857142857" office:value-type="float"/>
          <table:table-cell office:value="1.0" office:value-type="float"/>
          <table:table-cell office:value="0.707973729199125" office:value-type="float"/>
        </table:table-row>
        <table:table-row>
          <table:table-cell office:value-type="string">
            <text:p>IdentityServer__IdentityServer2</text:p>
          </table:table-cell>
          <table:table-cell office:value="21.485038426833274" office:value-type="float"/>
          <table:table-cell office:value="0.04854660934136338" office:value-type="float"/>
          <table:table-cell office:value="0.08490566037735849" office:value-type="float"/>
          <table:table-cell office:value="1.0" office:value-type="float"/>
          <table:table-cell office:value="0.6758091221471875" office:value-type="float"/>
        </table:table-row>
        <table:table-row>
          <table:table-cell office:value-type="string">
            <text:p>kangax__fabric.js</text:p>
          </table:table-cell>
          <table:table-cell office:value="21.285980986540174" office:value-type="float"/>
          <table:table-cell office:value="0.06334534360478017" office:value-type="float"/>
          <table:table-cell office:value="0.2230769230769231" office:value-type="float"/>
          <table:table-cell office:value="1.0" office:value-type="float"/>
          <table:table-cell office:value="0.7073149636096162" office:value-type="float"/>
        </table:table-row>
        <table:table-row>
          <table:table-cell office:value-type="string">
            <text:p>AlexBarinov__UIBubbleTableView</text:p>
          </table:table-cell>
          <table:table-cell office:value="26.68295243363387" office:value-type="float"/>
          <table:table-cell office:value="0.2574785680018565" office:value-type="float"/>
          <table:table-cell office:value="0.4" office:value-type="float"/>
          <table:table-cell office:value="0.0" office:value-type="float"/>
          <table:table-cell office:value="0.23620134877185806" office:value-type="float"/>
        </table:table-row>
        <table:table-row>
          <table:table-cell office:value-type="string">
            <text:p>square__otto</text:p>
          </table:table-cell>
          <table:table-cell office:value="23.009603327232618" office:value-type="float"/>
          <table:table-cell office:value="0.13491488948571276" office:value-type="float"/>
          <table:table-cell office:value="0.2" office:value-type="float"/>
          <table:table-cell office:value="1.0" office:value-type="float"/>
          <table:table-cell office:value="0.694994189039046" office:value-type="float"/>
        </table:table-row>
        <table:table-row>
          <table:table-cell office:value-type="string">
            <text:p>ionic-team__ionic-native</text:p>
          </table:table-cell>
          <table:table-cell office:value="21.0750997336207" office:value-type="float"/>
          <table:table-cell office:value="0.09330227129652946" office:value-type="float"/>
          <table:table-cell office:value="0.19078947368421054" office:value-type="float"/>
          <table:table-cell office:value="1.0" office:value-type="float"/>
          <table:table-cell office:value="0.6889054555487338" office:value-type="float"/>
        </table:table-row>
        <table:table-row>
          <table:table-cell office:value-type="string">
            <text:p>facebookarchive__huxley</text:p>
          </table:table-cell>
          <table:table-cell office:value="24.078731737412102" office:value-type="float"/>
          <table:table-cell office:value="0.048260908551325" office:value-type="float"/>
          <table:table-cell office:value="0.0" office:value-type="float"/>
          <table:table-cell office:value="1.0" office:value-type="float"/>
          <table:table-cell office:value="0.6750808169600447" office:value-type="float"/>
        </table:table-row>
        <table:table-row>
          <table:table-cell office:value-type="string">
            <text:p>bazelbuild__bazel</text:p>
          </table:table-cell>
          <table:table-cell office:value="20.84777874558563" office:value-type="float"/>
          <table:table-cell office:value="0.019169439297405073" office:value-type="float"/>
          <table:table-cell office:value="0.2809611829944547" office:value-type="float"/>
          <table:table-cell office:value="1.0" office:value-type="float"/>
          <table:table-cell office:value="0.7023781703808191" office:value-type="float"/>
        </table:table-row>
        <table:table-row>
          <table:table-cell office:value-type="string">
            <text:p>osm2vectortiles__osm2vectortiles</text:p>
          </table:table-cell>
          <table:table-cell office:value="22.254214023960785" office:value-type="float"/>
          <table:table-cell office:value="0.024795933101982953" office:value-type="float"/>
          <table:table-cell office:value="0.13333333333333333" office:value-type="float"/>
          <table:table-cell office:value="1.0" office:value-type="float"/>
          <table:table-cell office:value="0.6948243583384515" office:value-type="float"/>
        </table:table-row>
        <table:table-row>
          <table:table-cell office:value-type="string">
            <text:p>danger__danger</text:p>
          </table:table-cell>
          <table:table-cell office:value="21.892545338977396" office:value-type="float"/>
          <table:table-cell office:value="0.010788546653456929" office:value-type="float"/>
          <table:table-cell office:value="0.10714285714285714" office:value-type="float"/>
          <table:table-cell office:value="1.0" office:value-type="float"/>
          <table:table-cell office:value="0.6927022672222499" office:value-type="float"/>
        </table:table-row>
        <table:table-row>
          <table:table-cell office:value-type="string">
            <text:p>AutoMapper__AutoMapper</text:p>
          </table:table-cell>
          <table:table-cell office:value="21.15882914494281" office:value-type="float"/>
          <table:table-cell office:value="0.07009413804494213" office:value-type="float"/>
          <table:table-cell office:value="0.28690807799442897" office:value-type="float"/>
          <table:table-cell office:value="1.0" office:value-type="float"/>
          <table:table-cell office:value="0.7259137545806672" office:value-type="float"/>
        </table:table-row>
        <table:table-row>
          <table:table-cell office:value-type="string">
            <text:p>kubernetes__kops</text:p>
          </table:table-cell>
          <table:table-cell office:value="21.092403730302195" office:value-type="float"/>
          <table:table-cell office:value="0.01761173322910825" office:value-type="float"/>
          <table:table-cell office:value="0.3141592920353982" office:value-type="float"/>
          <table:table-cell office:value="1.0" office:value-type="float"/>
          <table:table-cell office:value="0.7256511268436553" office:value-type="float"/>
        </table:table-row>
        <table:table-row>
          <table:table-cell office:value-type="string">
            <text:p>steipete__PSTCollectionView</text:p>
          </table:table-cell>
          <table:table-cell office:value="42.6217828968698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0.22881207493327851" office:value-type="float"/>
        </table:table-row>
        <table:table-row>
          <table:table-cell office:value-type="string">
            <text:p>casperjs__casperjs</text:p>
          </table:table-cell>
          <table:table-cell office:value="21.75128691559498" office:value-type="float"/>
          <table:table-cell office:value="0.14884261623436681" office:value-type="float"/>
          <table:table-cell office:value="0.23809523809523808" office:value-type="float"/>
          <table:table-cell office:value="1.0" office:value-type="float"/>
          <table:table-cell office:value="0.7313755237374019" office:value-type="float"/>
        </table:table-row>
        <table:table-row>
          <table:table-cell office:value-type="string">
            <text:p>zsh-users__antigen</text:p>
          </table:table-cell>
          <table:table-cell office:value="21.62708930790957" office:value-type="float"/>
          <table:table-cell office:value="0.0024675544781413983" office:value-type="float"/>
          <table:table-cell office:value="0.16666666666666666" office:value-type="float"/>
          <table:table-cell office:value="1.0" office:value-type="float"/>
          <table:table-cell office:value="0.6918887120251311" office:value-type="float"/>
        </table:table-row>
        <table:table-row>
          <table:table-cell office:value-type="string">
            <text:p>purescript__purescript</text:p>
          </table:table-cell>
          <table:table-cell office:value="21.124487023026134" office:value-type="float"/>
          <table:table-cell office:value="0.012598475308610172" office:value-type="float"/>
          <table:table-cell office:value="0.09411764705882353" office:value-type="float"/>
          <table:table-cell office:value="1.0" office:value-type="float"/>
          <table:table-cell office:value="0.6972633541097683" office:value-type="float"/>
        </table:table-row>
        <table:table-row>
          <table:table-cell office:value-type="string">
            <text:p>mattetti__Weasel-Diesel</text:p>
          </table:table-cell>
          <table:table-cell office:value="29.05591290578178" office:value-type="float"/>
          <table:table-cell office:value="0.4991679593866589" office:value-type="float"/>
          <table:table-cell office:value="0.0" office:value-type="float"/>
          <table:table-cell office:value="1.0" office:value-type="float"/>
          <table:table-cell office:value="0.6610343182322508" office:value-type="float"/>
        </table:table-row>
        <table:table-row>
          <table:table-cell office:value-type="string">
            <text:p>compose__governor</text:p>
          </table:table-cell>
          <table:table-cell office:value="25.12845279234612" office:value-type="float"/>
          <table:table-cell office:value="0.4513874272382745" office:value-type="float"/>
          <table:table-cell office:value="0.0" office:value-type="float"/>
          <table:table-cell office:value="1.0" office:value-type="float"/>
          <table:table-cell office:value="0.674547300970338" office:value-type="float"/>
        </table:table-row>
        <table:table-row>
          <table:table-cell office:value-type="string">
            <text:p>mltframework__shotcut</text:p>
          </table:table-cell>
          <table:table-cell office:value="20.839697110081314" office:value-type="float"/>
          <table:table-cell office:value="0.11155106532725068" office:value-type="float"/>
          <table:table-cell office:value="0.26229508196721313" office:value-type="float"/>
          <table:table-cell office:value="1.0" office:value-type="float"/>
          <table:table-cell office:value="0.718096779948569" office:value-type="float"/>
        </table:table-row>
        <table:table-row>
          <table:table-cell office:value-type="string">
            <text:p>andersao__l5-repository</text:p>
          </table:table-cell>
          <table:table-cell office:value="22.407271965656243" office:value-type="float"/>
          <table:table-cell office:value="0.10611524768057623" office:value-type="float"/>
          <table:table-cell office:value="0.25" office:value-type="float"/>
          <table:table-cell office:value="1.0" office:value-type="float"/>
          <table:table-cell office:value="0.7219951256240662" office:value-type="float"/>
        </table:table-row>
        <table:table-row>
          <table:table-cell office:value-type="string">
            <text:p>bookshelf__bookshelf</text:p>
          </table:table-cell>
          <table:table-cell office:value="21.550691559582265" office:value-type="float"/>
          <table:table-cell office:value="0.03946828816492883" office:value-type="float"/>
          <table:table-cell office:value="0.0797872340425532" office:value-type="float"/>
          <table:table-cell office:value="1.0" office:value-type="float"/>
          <table:table-cell office:value="0.6851803691736461" office:value-type="float"/>
        </table:table-row>
        <table:table-row>
          <table:table-cell office:value-type="string">
            <text:p>labstack__echo</text:p>
          </table:table-cell>
          <table:table-cell office:value="21.47479879227971" office:value-type="float"/>
          <table:table-cell office:value="0.01664662174617726" office:value-type="float"/>
          <table:table-cell office:value="0.33766233766233766" office:value-type="float"/>
          <table:table-cell office:value="1.0" office:value-type="float"/>
          <table:table-cell office:value="0.7211526571737273" office:value-type="float"/>
        </table:table-row>
        <table:table-row>
          <table:table-cell office:value-type="string">
            <text:p>Hacker0x01__react-datepicker</text:p>
          </table:table-cell>
          <table:table-cell office:value="21.344424967052756" office:value-type="float"/>
          <table:table-cell office:value="0.03269070379823269" office:value-type="float"/>
          <table:table-cell office:value="0.25301204819277107" office:value-type="float"/>
          <table:table-cell office:value="1.0" office:value-type="float"/>
          <table:table-cell office:value="0.7167539124894893" office:value-type="float"/>
        </table:table-row>
        <table:table-row>
          <table:table-cell office:value-type="string">
            <text:p>mgechev__codelyzer</text:p>
          </table:table-cell>
          <table:table-cell office:value="21.61885102466666" office:value-type="float"/>
          <table:table-cell office:value="0.032450318126660216" office:value-type="float"/>
          <table:table-cell office:value="0.22580645161290322" office:value-type="float"/>
          <table:table-cell office:value="1.0" office:value-type="float"/>
          <table:table-cell office:value="0.6986206478252337" office:value-type="float"/>
        </table:table-row>
        <table:table-row>
          <table:table-cell office:value-type="string">
            <text:p>vispy__vispy</text:p>
          </table:table-cell>
          <table:table-cell office:value="21.33456300457982" office:value-type="float"/>
          <table:table-cell office:value="0.023499971711924455" office:value-type="float"/>
          <table:table-cell office:value="0.20689655172413793" office:value-type="float"/>
          <table:table-cell office:value="1.0" office:value-type="float"/>
          <table:table-cell office:value="0.7009865164344943" office:value-type="float"/>
        </table:table-row>
        <table:table-row>
          <table:table-cell office:value-type="string">
            <text:p>Microsoft__CNTK</text:p>
          </table:table-cell>
          <table:table-cell office:value="21.090676779011403" office:value-type="float"/>
          <table:table-cell office:value="0.04811091944572765" office:value-type="float"/>
          <table:table-cell office:value="0.3170028818443804" office:value-type="float"/>
          <table:table-cell office:value="1.0" office:value-type="float"/>
          <table:table-cell office:value="0.7319292392027984" office:value-type="float"/>
        </table:table-row>
        <table:table-row>
          <table:table-cell office:value-type="string">
            <text:p>nopSolutions__nopCommerce</text:p>
          </table:table-cell>
          <table:table-cell office:value="21.775747019554178" office:value-type="float"/>
          <table:table-cell office:value="0.06512045998821225" office:value-type="float"/>
          <table:table-cell office:value="0.12658227848101267" office:value-type="float"/>
          <table:table-cell office:value="1.0" office:value-type="float"/>
          <table:table-cell office:value="0.67896821370091" office:value-type="float"/>
        </table:table-row>
        <table:table-row>
          <table:table-cell office:value-type="string">
            <text:p>go-playground__validator</text:p>
          </table:table-cell>
          <table:table-cell office:value="22.25866053765762" office:value-type="float"/>
          <table:table-cell office:value="0.09160410440272515" office:value-type="float"/>
          <table:table-cell office:value="0.2777777777777778" office:value-type="float"/>
          <table:table-cell office:value="1.0" office:value-type="float"/>
          <table:table-cell office:value="0.7125343336511595" office:value-type="float"/>
        </table:table-row>
        <table:table-row>
          <table:table-cell office:value-type="string">
            <text:p>szwacz__electron-boilerplate</text:p>
          </table:table-cell>
          <table:table-cell office:value="21.254030537897457" office:value-type="float"/>
          <table:table-cell office:value="0.18272701809489175" office:value-type="float"/>
          <table:table-cell office:value="0.14285714285714285" office:value-type="float"/>
          <table:table-cell office:value="1.0" office:value-type="float"/>
          <table:table-cell office:value="0.680573637099885" office:value-type="float"/>
        </table:table-row>
        <table:table-row>
          <table:table-cell office:value-type="string">
            <text:p>infobyte__faraday</text:p>
          </table:table-cell>
          <table:table-cell office:value="21.377710247792777" office:value-type="float"/>
          <table:table-cell office:value="0.09699068866739606" office:value-type="float"/>
          <table:table-cell office:value="0.2692307692307692" office:value-type="float"/>
          <table:table-cell office:value="1.0" office:value-type="float"/>
          <table:table-cell office:value="0.714469086477094" office:value-type="float"/>
        </table:table-row>
        <table:table-row>
          <table:table-cell office:value-type="string">
            <text:p>PX4__Firmware</text:p>
          </table:table-cell>
          <table:table-cell office:value="21.039607513963055" office:value-type="float"/>
          <table:table-cell office:value="0.026608517020886364" office:value-type="float"/>
          <table:table-cell office:value="0.16338028169014085" office:value-type="float"/>
          <table:table-cell office:value="1.0" office:value-type="float"/>
          <table:table-cell office:value="0.6898965655481862" office:value-type="float"/>
        </table:table-row>
        <table:table-row>
          <table:table-cell office:value-type="string">
            <text:p>dmfay__massive-js</text:p>
          </table:table-cell>
          <table:table-cell office:value="21.781045852078808" office:value-type="float"/>
          <table:table-cell office:value="0.09719880979099149" office:value-type="float"/>
          <table:table-cell office:value="0.058823529411764705" office:value-type="float"/>
          <table:table-cell office:value="1.0" office:value-type="float"/>
          <table:table-cell office:value="0.6836473648052372" office:value-type="float"/>
        </table:table-row>
        <table:table-row>
          <table:table-cell office:value-type="string">
            <text:p>PostgresApp__PostgresApp</text:p>
          </table:table-cell>
          <table:table-cell office:value="21.29296015961509" office:value-type="float"/>
          <table:table-cell office:value="0.18125268214342274" office:value-type="float"/>
          <table:table-cell office:value="0.15789473684210525" office:value-type="float"/>
          <table:table-cell office:value="1.0" office:value-type="float"/>
          <table:table-cell office:value="0.6908471467279085" office:value-type="float"/>
        </table:table-row>
        <table:table-row>
          <table:table-cell office:value-type="string">
            <text:p>TooTallNate__Java-WebSocket</text:p>
          </table:table-cell>
          <table:table-cell office:value="21.48016647510893" office:value-type="float"/>
          <table:table-cell office:value="0.05414193299645068" office:value-type="float"/>
          <table:table-cell office:value="0.19148936170212766" office:value-type="float"/>
          <table:table-cell office:value="1.0" office:value-type="float"/>
          <table:table-cell office:value="0.7078872618986803" office:value-type="float"/>
        </table:table-row>
        <table:table-row>
          <table:table-cell office:value-type="string">
            <text:p>twitter__util</text:p>
          </table:table-cell>
          <table:table-cell office:value="21.761575157098303" office:value-type="float"/>
          <table:table-cell office:value="0.040216654713760756" office:value-type="float"/>
          <table:table-cell office:value="0.46875" office:value-type="float"/>
          <table:table-cell office:value="0.0" office:value-type="float"/>
          <table:table-cell office:value="0.24453608173742464" office:value-type="float"/>
        </table:table-row>
        <table:table-row>
          <table:table-cell office:value-type="string">
            <text:p>shardingjdbc__sharding-jdbc</text:p>
          </table:table-cell>
          <table:table-cell office:value="21.395636730900897" office:value-type="float"/>
          <table:table-cell office:value="0.13930089760957964" office:value-type="float"/>
          <table:table-cell office:value="0.5507246376811594" office:value-type="float"/>
          <table:table-cell office:value="0.0" office:value-type="float"/>
          <table:table-cell office:value="0.22578202299167388" office:value-type="float"/>
        </table:table-row>
        <table:table-row>
          <table:table-cell office:value-type="string">
            <text:p>real-logic__aeron</text:p>
          </table:table-cell>
          <table:table-cell office:value="21.61978638684534" office:value-type="float"/>
          <table:table-cell office:value="0.10667187230930623" office:value-type="float"/>
          <table:table-cell office:value="0.25" office:value-type="float"/>
          <table:table-cell office:value="1.0" office:value-type="float"/>
          <table:table-cell office:value="0.7169632006178767" office:value-type="float"/>
        </table:table-row>
        <table:table-row>
          <table:table-cell office:value-type="string">
            <text:p>auth0__auth0-angular</text:p>
          </table:table-cell>
          <table:table-cell office:value="22.510550893618348" office:value-type="float"/>
          <table:table-cell office:value="0.030458466212699802" office:value-type="float"/>
          <table:table-cell office:value="0.15" office:value-type="float"/>
          <table:table-cell office:value="1.0" office:value-type="float"/>
          <table:table-cell office:value="0.6898171621867791" office:value-type="float"/>
        </table:table-row>
        <table:table-row>
          <table:table-cell office:value-type="string">
            <text:p>coteditor__CotEditor</text:p>
          </table:table-cell>
          <table:table-cell office:value="22.20548169723333" office:value-type="float"/>
          <table:table-cell office:value="0.016799024140418044" office:value-type="float"/>
          <table:table-cell office:value="0.42857142857142855" office:value-type="float"/>
          <table:table-cell office:value="0.0" office:value-type="float"/>
          <table:table-cell office:value="0.23151437501293776" office:value-type="float"/>
        </table:table-row>
        <table:table-row>
          <table:table-cell office:value-type="string">
            <text:p>gogits__gogs</text:p>
          </table:table-cell>
          <table:table-cell office:value="21.161171122113835" office:value-type="float"/>
          <table:table-cell office:value="0.039060620635860056" office:value-type="float"/>
          <table:table-cell office:value="0.14220183486238533" office:value-type="float"/>
          <table:table-cell office:value="1.0" office:value-type="float"/>
          <table:table-cell office:value="0.6850809106677311" office:value-type="float"/>
        </table:table-row>
        <table:table-row>
          <table:table-cell office:value-type="string">
            <text:p>syl20bnr__spacemacs</text:p>
          </table:table-cell>
          <table:table-cell office:value="20.83523567855327" office:value-type="float"/>
          <table:table-cell office:value="0.023397775097414364" office:value-type="float"/>
          <table:table-cell office:value="0.16396396396396395" office:value-type="float"/>
          <table:table-cell office:value="1.0" office:value-type="float"/>
          <table:table-cell office:value="0.703352895691176" office:value-type="float"/>
        </table:table-row>
        <table:table-row>
          <table:table-cell office:value-type="string">
            <text:p>yannickcr__eslint-plugin-react</text:p>
          </table:table-cell>
          <table:table-cell office:value="21.32282021037926" office:value-type="float"/>
          <table:table-cell office:value="0.02544321085192332" office:value-type="float"/>
          <table:table-cell office:value="0.1206896551724138" office:value-type="float"/>
          <table:table-cell office:value="1.0" office:value-type="float"/>
          <table:table-cell office:value="0.6901762613693246" office:value-type="float"/>
        </table:table-row>
        <table:table-row>
          <table:table-cell office:value-type="string">
            <text:p>insin__nwb</text:p>
          </table:table-cell>
          <table:table-cell office:value="21.511655091284098" office:value-type="float"/>
          <table:table-cell office:value="0.040652244147917384" office:value-type="float"/>
          <table:table-cell office:value="0.2727272727272727" office:value-type="float"/>
          <table:table-cell office:value="1.0" office:value-type="float"/>
          <table:table-cell office:value="0.6830201457017154" office:value-type="float"/>
        </table:table-row>
        <table:table-row>
          <table:table-cell office:value-type="string">
            <text:p>googlevr__gvr-unity-sdk</text:p>
          </table:table-cell>
          <table:table-cell office:value="20.76653738654856" office:value-type="float"/>
          <table:table-cell office:value="0.06485288221414102" office:value-type="float"/>
          <table:table-cell office:value="0.23484848484848486" office:value-type="float"/>
          <table:table-cell office:value="1.0" office:value-type="float"/>
          <table:table-cell office:value="0.681295642098508" office:value-type="float"/>
        </table:table-row>
        <table:table-row>
          <table:table-cell office:value-type="string">
            <text:p>ecomfe__echarts</text:p>
          </table:table-cell>
          <table:table-cell office:value="21.379135377992014" office:value-type="float"/>
          <table:table-cell office:value="0.07141980567566109" office:value-type="float"/>
          <table:table-cell office:value="0.7272727272727273" office:value-type="float"/>
          <table:table-cell office:value="0.0" office:value-type="float"/>
          <table:table-cell office:value="0.2170354131120323" office:value-type="float"/>
        </table:table-row>
        <table:table-row>
          <table:table-cell office:value-type="string">
            <text:p>23__resumable.js</text:p>
          </table:table-cell>
          <table:table-cell office:value="21.3170448381918" office:value-type="float"/>
          <table:table-cell office:value="0.04930735236510123" office:value-type="float"/>
          <table:table-cell office:value="0.037037037037037035" office:value-type="float"/>
          <table:table-cell office:value="1.0" office:value-type="float"/>
          <table:table-cell office:value="0.675280209762545" office:value-type="float"/>
        </table:table-row>
        <table:table-row>
          <table:table-cell office:value-type="string">
            <text:p>catchorg__Catch2</text:p>
          </table:table-cell>
          <table:table-cell office:value="20.91505091009639" office:value-type="float"/>
          <table:table-cell office:value="0.03314526650339596" office:value-type="float"/>
          <table:table-cell office:value="0.18064516129032257" office:value-type="float"/>
          <table:table-cell office:value="1.0" office:value-type="float"/>
          <table:table-cell office:value="0.709238256079849" office:value-type="float"/>
        </table:table-row>
        <table:table-row>
          <table:table-cell office:value-type="string">
            <text:p>grafana__grafana</text:p>
          </table:table-cell>
          <table:table-cell office:value="21.37858722413937" office:value-type="float"/>
          <table:table-cell office:value="0.027328160723026906" office:value-type="float"/>
          <table:table-cell office:value="0.13487738419618528" office:value-type="float"/>
          <table:table-cell office:value="1.0" office:value-type="float"/>
          <table:table-cell office:value="0.6895629531766584" office:value-type="float"/>
        </table:table-row>
        <table:table-row>
          <table:table-cell office:value-type="string">
            <text:p>fengyuanchen__viewerjs</text:p>
          </table:table-cell>
          <table:table-cell office:value="28.609428678311527" office:value-type="float"/>
          <table:table-cell office:value="0.2592872018263168" office:value-type="float"/>
          <table:table-cell office:value="0.75" office:value-type="float"/>
          <table:table-cell office:value="0.0" office:value-type="float"/>
          <table:table-cell office:value="0.22431029500019536" office:value-type="float"/>
        </table:table-row>
        <table:table-row>
          <table:table-cell office:value-type="string">
            <text:p>louthy__language-ext</text:p>
          </table:table-cell>
          <table:table-cell office:value="21.515318810258886" office:value-type="float"/>
          <table:table-cell office:value="0.11968717420694915" office:value-type="float"/>
          <table:table-cell office:value="0.10714285714285714" office:value-type="float"/>
          <table:table-cell office:value="1.0" office:value-type="float"/>
          <table:table-cell office:value="0.7023186903098282" office:value-type="float"/>
        </table:table-row>
        <table:table-row>
          <table:table-cell office:value-type="string">
            <text:p>twitter__finagle</text:p>
          </table:table-cell>
          <table:table-cell office:value="21.646169762889688" office:value-type="float"/>
          <table:table-cell office:value="0.03337120815935516" office:value-type="float"/>
          <table:table-cell office:value="0.24742268041237114" office:value-type="float"/>
          <table:table-cell office:value="1.0" office:value-type="float"/>
          <table:table-cell office:value="0.7242746423819665" office:value-type="float"/>
        </table:table-row>
        <table:table-row>
          <table:table-cell office:value-type="string">
            <text:p>stripe__jquery.payment</text:p>
          </table:table-cell>
          <table:table-cell office:value="25.2538718650496" office:value-type="float"/>
          <table:table-cell office:value="0.18707301300701548" office:value-type="float"/>
          <table:table-cell office:value="0.14285714285714285" office:value-type="float"/>
          <table:table-cell office:value="1.0" office:value-type="float"/>
          <table:table-cell office:value="0.6983847330187491" office:value-type="float"/>
        </table:table-row>
        <table:table-row>
          <table:table-cell office:value-type="string">
            <text:p>zcash__zcash</text:p>
          </table:table-cell>
          <table:table-cell office:value="21.184698651942156" office:value-type="float"/>
          <table:table-cell office:value="0.013040646602865302" office:value-type="float"/>
          <table:table-cell office:value="0.2215568862275449" office:value-type="float"/>
          <table:table-cell office:value="1.0" office:value-type="float"/>
          <table:table-cell office:value="0.7039611954987441" office:value-type="float"/>
        </table:table-row>
        <table:table-row>
          <table:table-cell office:value-type="string">
            <text:p>localForage__localForage</text:p>
          </table:table-cell>
          <table:table-cell office:value="21.09081825767555" office:value-type="float"/>
          <table:table-cell office:value="0.08218870224466497" office:value-type="float"/>
          <table:table-cell office:value="0.08571428571428572" office:value-type="float"/>
          <table:table-cell office:value="1.0" office:value-type="float"/>
          <table:table-cell office:value="0.6726119168319602" office:value-type="float"/>
        </table:table-row>
        <table:table-row>
          <table:table-cell office:value-type="string">
            <text:p>cleanflight__cleanflight</text:p>
          </table:table-cell>
          <table:table-cell office:value="21.142158577229836" office:value-type="float"/>
          <table:table-cell office:value="0.033591004246139256" office:value-type="float"/>
          <table:table-cell office:value="0.14473684210526316" office:value-type="float"/>
          <table:table-cell office:value="1.0" office:value-type="float"/>
          <table:table-cell office:value="0.6879022653003638" office:value-type="float"/>
        </table:table-row>
        <table:table-row>
          <table:table-cell office:value-type="string">
            <text:p>kovidgoyal__calibre</text:p>
          </table:table-cell>
          <table:table-cell office:value="22.31372075399466" office:value-type="float"/>
          <table:table-cell office:value="0.06877081105665339" office:value-type="float"/>
          <table:table-cell office:value="0.10526315789473684" office:value-type="float"/>
          <table:table-cell office:value="1.0" office:value-type="float"/>
          <table:table-cell office:value="0.6671001600383566" office:value-type="float"/>
        </table:table-row>
        <table:table-row>
          <table:table-cell office:value-type="string">
            <text:p>giggsey__libphonenumber-for-php</text:p>
          </table:table-cell>
          <table:table-cell office:value="25.212750478108788" office:value-type="float"/>
          <table:table-cell office:value="0.17235165631364913" office:value-type="float"/>
          <table:table-cell office:value="0.3333333333333333" office:value-type="float"/>
          <table:table-cell office:value="1.0" office:value-type="float"/>
          <table:table-cell office:value="0.7337461406313609" office:value-type="float"/>
        </table:table-row>
        <table:table-row>
          <table:table-cell office:value-type="string">
            <text:p>Ereza__CustomActivityOnCrash</text:p>
          </table:table-cell>
          <table:table-cell office:value="40.543913946693124" office:value-type="float"/>
          <table:table-cell office:value="1.0" office:value-type="float"/>
          <table:table-cell office:value="0.5" office:value-type="float"/>
          <table:table-cell office:value="1.0" office:value-type="float"/>
          <table:table-cell office:value="0.726939077680083" office:value-type="float"/>
        </table:table-row>
        <table:table-row>
          <table:table-cell office:value-type="string">
            <text:p>RaRe-Technologies__gensim</text:p>
          </table:table-cell>
          <table:table-cell office:value="21.157143619880586" office:value-type="float"/>
          <table:table-cell office:value="0.04401061481044044" office:value-type="float"/>
          <table:table-cell office:value="0.16791044776119404" office:value-type="float"/>
          <table:table-cell office:value="1.0" office:value-type="float"/>
          <table:table-cell office:value="0.701495655439349" office:value-type="float"/>
        </table:table-row>
        <table:table-row>
          <table:table-cell office:value-type="string">
            <text:p>actionhero__actionhero</text:p>
          </table:table-cell>
          <table:table-cell office:value="21.405044151250948" office:value-type="float"/>
          <table:table-cell office:value="0.05893701829833298" office:value-type="float"/>
          <table:table-cell office:value="0.13636363636363635" office:value-type="float"/>
          <table:table-cell office:value="1.0" office:value-type="float"/>
          <table:table-cell office:value="0.6945509848333385" office:value-type="float"/>
        </table:table-row>
        <table:table-row>
          <table:table-cell office:value-type="string">
            <text:p>dotnet__core</text:p>
          </table:table-cell>
          <table:table-cell office:value="20.795587119293803" office:value-type="float"/>
          <table:table-cell office:value="0.08255652290938031" office:value-type="float"/>
          <table:table-cell office:value="0.21074380165289255" office:value-type="float"/>
          <table:table-cell office:value="1.0" office:value-type="float"/>
          <table:table-cell office:value="0.6899807126489889" office:value-type="float"/>
        </table:table-row>
        <table:table-row>
          <table:table-cell office:value-type="string">
            <text:p>sequelize__sequelize</text:p>
          </table:table-cell>
          <table:table-cell office:value="21.319024764139666" office:value-type="float"/>
          <table:table-cell office:value="0.03292945797265664" office:value-type="float"/>
          <table:table-cell office:value="0.1652078774617068" office:value-type="float"/>
          <table:table-cell office:value="1.0" office:value-type="float"/>
          <table:table-cell office:value="0.7014711633648946" office:value-type="float"/>
        </table:table-row>
        <table:table-row>
          <table:table-cell office:value-type="string">
            <text:p>thephpleague__csv</text:p>
          </table:table-cell>
          <table:table-cell office:value="22.444136196752346" office:value-type="float"/>
          <table:table-cell office:value="0.09037918199818791" office:value-type="float"/>
          <table:table-cell office:value="0.15" office:value-type="float"/>
          <table:table-cell office:value="1.0" office:value-type="float"/>
          <table:table-cell office:value="0.693265747412066" office:value-type="float"/>
        </table:table-row>
        <table:table-row>
          <table:table-cell office:value-type="string">
            <text:p>limonte__sweetalert2</text:p>
          </table:table-cell>
          <table:table-cell office:value="21.58211504555326" office:value-type="float"/>
          <table:table-cell office:value="0.02353506574170461" office:value-type="float"/>
          <table:table-cell office:value="0.19148936170212766" office:value-type="float"/>
          <table:table-cell office:value="1.0" office:value-type="float"/>
          <table:table-cell office:value="0.7035786862975653" office:value-type="float"/>
        </table:table-row>
        <table:table-row>
          <table:table-cell office:value-type="string">
            <text:p>borgbackup__borg</text:p>
          </table:table-cell>
          <table:table-cell office:value="21.09103800274713" office:value-type="float"/>
          <table:table-cell office:value="0.013234130854304397" office:value-type="float"/>
          <table:table-cell office:value="0.16501650165016502" office:value-type="float"/>
          <table:table-cell office:value="1.0" office:value-type="float"/>
          <table:table-cell office:value="0.6836694568006346" office:value-type="float"/>
        </table:table-row>
        <table:table-row>
          <table:table-cell office:value-type="string">
            <text:p>thoughtbot__clearance</text:p>
          </table:table-cell>
          <table:table-cell office:value="21.876993278978848" office:value-type="float"/>
          <table:table-cell office:value="0.07903331474991386" office:value-type="float"/>
          <table:table-cell office:value="0.08333333333333333" office:value-type="float"/>
          <table:table-cell office:value="1.0" office:value-type="float"/>
          <table:table-cell office:value="0.6746390078948822" office:value-type="float"/>
        </table:table-row>
        <table:table-row>
          <table:table-cell office:value-type="string">
            <text:p>jedireza__aqua</text:p>
          </table:table-cell>
          <table:table-cell office:value="22.72428282730343" office:value-type="float"/>
          <table:table-cell office:value="0.27505987176241176" office:value-type="float"/>
          <table:table-cell office:value="0.35714285714285715" office:value-type="float"/>
          <table:table-cell office:value="1.0" office:value-type="float"/>
          <table:table-cell office:value="0.7460316337869319" office:value-type="float"/>
        </table:table-row>
        <table:table-row>
          <table:table-cell office:value-type="string">
            <text:p>phalcon__zephir</text:p>
          </table:table-cell>
          <table:table-cell office:value="21.013671772856423" office:value-type="float"/>
          <table:table-cell office:value="0.03859339386074989" office:value-type="float"/>
          <table:table-cell office:value="0.27631578947368424" office:value-type="float"/>
          <table:table-cell office:value="1.0" office:value-type="float"/>
          <table:table-cell office:value="0.7236245821116176" office:value-type="float"/>
        </table:table-row>
        <table:table-row>
          <table:table-cell office:value-type="string">
            <text:p>openlayers__openlayers</text:p>
          </table:table-cell>
          <table:table-cell office:value="21.237286053324215" office:value-type="float"/>
          <table:table-cell office:value="0.0680535124700568" office:value-type="float"/>
          <table:table-cell office:value="0.11589403973509933" office:value-type="float"/>
          <table:table-cell office:value="1.0" office:value-type="float"/>
          <table:table-cell office:value="0.690031217687191" office:value-type="float"/>
        </table:table-row>
        <table:table-row>
          <table:table-cell office:value-type="string">
            <text:p>babel__babel</text:p>
          </table:table-cell>
          <table:table-cell office:value="20.83613730429" office:value-type="float"/>
          <table:table-cell office:value="0.03010278608949542" office:value-type="float"/>
          <table:table-cell office:value="0.14637904468412943" office:value-type="float"/>
          <table:table-cell office:value="1.0" office:value-type="float"/>
          <table:table-cell office:value="0.6920390648259892" office:value-type="float"/>
        </table:table-row>
        <table:table-row>
          <table:table-cell office:value-type="string">
            <text:p>Workiva__go-datastructures</text:p>
          </table:table-cell>
          <table:table-cell office:value="23.408483238990506" office:value-type="float"/>
          <table:table-cell office:value="0.007758033077269744" office:value-type="float"/>
          <table:table-cell office:value="0.5555555555555556" office:value-type="float"/>
          <table:table-cell office:value="0.0" office:value-type="float"/>
          <table:table-cell office:value="0.23536905443932263" office:value-type="float"/>
        </table:table-row>
        <table:table-row>
          <table:table-cell office:value-type="string">
            <text:p>lballabio__quantlib-old</text:p>
          </table:table-cell>
          <table:table-cell office:value="22.428754945531836" office:value-type="float"/>
          <table:table-cell office:value="0.10116054137629475" office:value-type="float"/>
          <table:table-cell office:value="0.2222222222222222" office:value-type="float"/>
          <table:table-cell office:value="1.0" office:value-type="float"/>
          <table:table-cell office:value="0.7107524105708587" office:value-type="float"/>
        </table:table-row>
        <table:table-row>
          <table:table-cell office:value-type="string">
            <text:p>chrismiles__CMPopTipView</text:p>
          </table:table-cell>
          <table:table-cell office:value="24.8610300310099" office:value-type="float"/>
          <table:table-cell office:value="0.17782905672086446" office:value-type="float"/>
          <table:table-cell office:value="0.7142857142857143" office:value-type="float"/>
          <table:table-cell office:value="0.0" office:value-type="float"/>
          <table:table-cell office:value="0.23470876584046485" office:value-type="float"/>
        </table:table-row>
        <table:table-row>
          <table:table-cell office:value-type="string">
            <text:p>quantmind__pulsar</text:p>
          </table:table-cell>
          <table:table-cell office:value="23.769778102254904" office:value-type="float"/>
          <table:table-cell office:value="0.10503546653991236" office:value-type="float"/>
          <table:table-cell office:value="0.3333333333333333" office:value-type="float"/>
          <table:table-cell office:value="1.0" office:value-type="float"/>
          <table:table-cell office:value="0.7359355890709807" office:value-type="float"/>
        </table:table-row>
        <table:table-row>
          <table:table-cell office:value-type="string">
            <text:p>angular__angular.io</text:p>
          </table:table-cell>
          <table:table-cell office:value="21.39209645258816" office:value-type="float"/>
          <table:table-cell office:value="0.0322181694555869" office:value-type="float"/>
          <table:table-cell office:value="0.18571428571428572" office:value-type="float"/>
          <table:table-cell office:value="1.0" office:value-type="float"/>
          <table:table-cell office:value="0.6950601147954661" office:value-type="float"/>
        </table:table-row>
        <table:table-row>
          <table:table-cell office:value-type="string">
            <text:p>symless__synergy-core</text:p>
          </table:table-cell>
          <table:table-cell office:value="20.742534979669156" office:value-type="float"/>
          <table:table-cell office:value="0.1268067349748709" office:value-type="float"/>
          <table:table-cell office:value="0.23119777158774374" office:value-type="float"/>
          <table:table-cell office:value="1.0" office:value-type="float"/>
          <table:table-cell office:value="0.6923436355558567" office:value-type="float"/>
        </table:table-row>
        <table:table-row>
          <table:table-cell office:value-type="string">
            <text:p>swagger-api__swagger-core</text:p>
          </table:table-cell>
          <table:table-cell office:value="21.547592947556026" office:value-type="float"/>
          <table:table-cell office:value="0.024708063701633032" office:value-type="float"/>
          <table:table-cell office:value="0.1471861471861472" office:value-type="float"/>
          <table:table-cell office:value="1.0" office:value-type="float"/>
          <table:table-cell office:value="0.6935466032404679" office:value-type="float"/>
        </table:table-row>
        <table:table-row>
          <table:table-cell office:value-type="string">
            <text:p>Shougo__neocomplcache.vim</text:p>
          </table:table-cell>
          <table:table-cell office:value="21.08837258266428" office:value-type="float"/>
          <table:table-cell office:value="0.09407523671714353" office:value-type="float"/>
          <table:table-cell office:value="0.13793103448275862" office:value-type="float"/>
          <table:table-cell office:value="1.0" office:value-type="float"/>
          <table:table-cell office:value="0.7054612689656156" office:value-type="float"/>
        </table:table-row>
        <table:table-row>
          <table:table-cell office:value-type="string">
            <text:p>google__guava</text:p>
          </table:table-cell>
          <table:table-cell office:value="21.35188679731027" office:value-type="float"/>
          <table:table-cell office:value="0.010631096592360242" office:value-type="float"/>
          <table:table-cell office:value="0.16806722689075632" office:value-type="float"/>
          <table:table-cell office:value="1.0" office:value-type="float"/>
          <table:table-cell office:value="0.7012643103580403" office:value-type="float"/>
        </table:table-row>
        <table:table-row>
          <table:table-cell office:value-type="string">
            <text:p>myell0w__MTStatusBarOverlay</text:p>
          </table:table-cell>
          <table:table-cell office:value="42.26270371126519" office:value-type="float"/>
          <table:table-cell office:value="1.0" office:value-type="float"/>
          <table:table-cell office:value="0.5" office:value-type="float"/>
          <table:table-cell office:value="1.0" office:value-type="float"/>
          <table:table-cell office:value="0.7264161141574668" office:value-type="float"/>
        </table:table-row>
        <table:table-row>
          <table:table-cell office:value-type="string">
            <text:p>jenssegers__laravel-mongodb</text:p>
          </table:table-cell>
          <table:table-cell office:value="21.58313037133859" office:value-type="float"/>
          <table:table-cell office:value="0.02280774153332669" office:value-type="float"/>
          <table:table-cell office:value="0.10784313725490197" office:value-type="float"/>
          <table:table-cell office:value="1.0" office:value-type="float"/>
          <table:table-cell office:value="0.687353573831084" office:value-type="float"/>
        </table:table-row>
        <table:table-row>
          <table:table-cell office:value-type="string">
            <text:p>karmi__retire</text:p>
          </table:table-cell>
          <table:table-cell office:value="21.68291230941897" office:value-type="float"/>
          <table:table-cell office:value="0.010633097480163353" office:value-type="float"/>
          <table:table-cell office:value="0.10655737704918032" office:value-type="float"/>
          <table:table-cell office:value="1.0" office:value-type="float"/>
          <table:table-cell office:value="0.685939077340443" office:value-type="float"/>
        </table:table-row>
        <table:table-row>
          <table:table-cell office:value-type="string">
            <text:p>hankcs__HanLP</text:p>
          </table:table-cell>
          <table:table-cell office:value="22.843333471938358" office:value-type="float"/>
          <table:table-cell office:value="0.05498820939628687" office:value-type="float"/>
          <table:table-cell office:value="1.0" office:value-type="float"/>
          <table:table-cell office:value="0.0" office:value-type="float"/>
          <table:table-cell office:value="0.15981655065253478" office:value-type="float"/>
        </table:table-row>
        <table:table-row>
          <table:table-cell office:value-type="string">
            <text:p>openaphid__android-flip</text:p>
          </table:table-cell>
          <table:table-cell office:value="22.9066095785268" office:value-type="float"/>
          <table:table-cell office:value="0.26530606522205674" office:value-type="float"/>
          <table:table-cell office:value="0.4166666666666667" office:value-type="float"/>
          <table:table-cell office:value="1.0" office:value-type="float"/>
          <table:table-cell office:value="0.7214399026115412" office:value-type="float"/>
        </table:table-row>
        <table:table-row>
          <table:table-cell office:value-type="string">
            <text:p>mcxiaoke__android-volley</text:p>
          </table:table-cell>
          <table:table-cell office:value="25.788784142774553" office:value-type="float"/>
          <table:table-cell office:value="0.48733593542301223" office:value-type="float"/>
          <table:table-cell office:value="0.3333333333333333" office:value-type="float"/>
          <table:table-cell office:value="0.0" office:value-type="float"/>
          <table:table-cell office:value="0.24984039088978863" office:value-type="float"/>
        </table:table-row>
        <table:table-row>
          <table:table-cell office:value-type="string">
            <text:p>dropwizard__dropwizard</text:p>
          </table:table-cell>
          <table:table-cell office:value="21.16908182575004" office:value-type="float"/>
          <table:table-cell office:value="0.05315088546460859" office:value-type="float"/>
          <table:table-cell office:value="0.18674698795180722" office:value-type="float"/>
          <table:table-cell office:value="1.0" office:value-type="float"/>
          <table:table-cell office:value="0.7130772024497904" office:value-type="float"/>
        </table:table-row>
        <table:table-row>
          <table:table-cell office:value-type="string">
            <text:p>catfan__Medoo</text:p>
          </table:table-cell>
          <table:table-cell office:value="22.500318598765684" office:value-type="float"/>
          <table:table-cell office:value="0.08539521141614859" office:value-type="float"/>
          <table:table-cell office:value="0.043478260869565216" office:value-type="float"/>
          <table:table-cell office:value="1.0" office:value-type="float"/>
          <table:table-cell office:value="0.6568893358031939" office:value-type="float"/>
        </table:table-row>
        <table:table-row>
          <table:table-cell office:value-type="string">
            <text:p>star7th__showdoc</text:p>
          </table:table-cell>
          <table:table-cell office:value="28.682920930810823" office:value-type="float"/>
          <table:table-cell office:value="0.8376647664622144" office:value-type="float"/>
          <table:table-cell office:value="0.5" office:value-type="float"/>
          <table:table-cell office:value="0.0" office:value-type="float"/>
          <table:table-cell office:value="0.2387430573289671" office:value-type="float"/>
        </table:table-row>
        <table:table-row>
          <table:table-cell office:value-type="string">
            <text:p>fish-shell__fish-shell</text:p>
          </table:table-cell>
          <table:table-cell office:value="21.03507277599512" office:value-type="float"/>
          <table:table-cell office:value="0.012285865709909157" office:value-type="float"/>
          <table:table-cell office:value="0.16878402903811252" office:value-type="float"/>
          <table:table-cell office:value="1.0" office:value-type="float"/>
          <table:table-cell office:value="0.6964737737670712" office:value-type="float"/>
        </table:table-row>
        <table:table-row>
          <table:table-cell office:value-type="string">
            <text:p>diesel-rs__diesel</text:p>
          </table:table-cell>
          <table:table-cell office:value="21.295476271600172" office:value-type="float"/>
          <table:table-cell office:value="0.017032218386306013" office:value-type="float"/>
          <table:table-cell office:value="0.12380952380952381" office:value-type="float"/>
          <table:table-cell office:value="1.0" office:value-type="float"/>
          <table:table-cell office:value="0.6882534155063926" office:value-type="float"/>
        </table:table-row>
        <table:table-row>
          <table:table-cell office:value-type="string">
            <text:p>svg__svgo</text:p>
          </table:table-cell>
          <table:table-cell office:value="21.523318986271217" office:value-type="float"/>
          <table:table-cell office:value="0.00904585122374805" office:value-type="float"/>
          <table:table-cell office:value="0.3125" office:value-type="float"/>
          <table:table-cell office:value="1.0" office:value-type="float"/>
          <table:table-cell office:value="0.7163487922461393" office:value-type="float"/>
        </table:table-row>
        <table:table-row>
          <table:table-cell office:value-type="string">
            <text:p>davidkpiano__react-redux-form</text:p>
          </table:table-cell>
          <table:table-cell office:value="21.416941464650446" office:value-type="float"/>
          <table:table-cell office:value="0.05324265884811341" office:value-type="float"/>
          <table:table-cell office:value="0.09482758620689655" office:value-type="float"/>
          <table:table-cell office:value="1.0" office:value-type="float"/>
          <table:table-cell office:value="0.6862142898456519" office:value-type="float"/>
        </table:table-row>
        <table:table-row>
          <table:table-cell office:value-type="string">
            <text:p>Swiip__generator-gulp-angular</text:p>
          </table:table-cell>
          <table:table-cell office:value="20.99885294360375" office:value-type="float"/>
          <table:table-cell office:value="0.04413335332077406" office:value-type="float"/>
          <table:table-cell office:value="0.10975609756097561" office:value-type="float"/>
          <table:table-cell office:value="1.0" office:value-type="float"/>
          <table:table-cell office:value="0.6750821503206265" office:value-type="float"/>
        </table:table-row>
        <table:table-row>
          <table:table-cell office:value-type="string">
            <text:p>askmike__gekko</text:p>
          </table:table-cell>
          <table:table-cell office:value="20.98459409720089" office:value-type="float"/>
          <table:table-cell office:value="0.12071809778208094" office:value-type="float"/>
          <table:table-cell office:value="0.3" office:value-type="float"/>
          <table:table-cell office:value="1.0" office:value-type="float"/>
          <table:table-cell office:value="0.7338599755948496" office:value-type="float"/>
        </table:table-row>
        <table:table-row>
          <table:table-cell office:value-type="string">
            <text:p>desandro__classie</text:p>
          </table:table-cell>
          <table:table-cell office:value="41.51090648301361" office:value-type="float"/>
          <table:table-cell office:value="1.0" office:value-type="float"/>
          <table:table-cell office:value="1.0" office:value-type="float"/>
          <table:table-cell office:value="0.0" office:value-type="float"/>
          <table:table-cell office:value="0.2210354858853017" office:value-type="float"/>
        </table:table-row>
        <table:table-row>
          <table:table-cell office:value-type="string">
            <text:p>css__csso</text:p>
          </table:table-cell>
          <table:table-cell office:value="22.9054053655247" office:value-type="float"/>
          <table:table-cell office:value="0.06430965571794867" office:value-type="float"/>
          <table:table-cell office:value="0.46153846153846156" office:value-type="float"/>
          <table:table-cell office:value="1.0" office:value-type="float"/>
          <table:table-cell office:value="0.7404765314083129" office:value-type="float"/>
        </table:table-row>
        <table:table-row>
          <table:table-cell office:value-type="string">
            <text:p>Alluxio__alluxio</text:p>
          </table:table-cell>
          <table:table-cell office:value="21.331254429643053" office:value-type="float"/>
          <table:table-cell office:value="0.01951415665215228" office:value-type="float"/>
          <table:table-cell office:value="0.2523364485981308" office:value-type="float"/>
          <table:table-cell office:value="1.0" office:value-type="float"/>
          <table:table-cell office:value="0.7131365920937167" office:value-type="float"/>
        </table:table-row>
        <table:table-row>
          <table:table-cell office:value-type="string">
            <text:p>TonicArtos__StickyGridHeaders</text:p>
          </table:table-cell>
          <table:table-cell office:value="23.4599095992488" office:value-type="float"/>
          <table:table-cell office:value="0.18628092979551855" office:value-type="float"/>
          <table:table-cell office:value="0.2727272727272727" office:value-type="float"/>
          <table:table-cell office:value="0.0" office:value-type="float"/>
          <table:table-cell office:value="0.24795231389718678" office:value-type="float"/>
        </table:table-row>
        <table:table-row>
          <table:table-cell office:value-type="string">
            <text:p>equinusocio__material-theme</text:p>
          </table:table-cell>
          <table:table-cell office:value="42.709963989545855" office:value-type="float"/>
          <table:table-cell office:value="1.0" office:value-type="float"/>
          <table:table-cell office:value="0.0" office:value-type="float"/>
          <table:table-cell office:value="1.0" office:value-type="float"/>
          <table:table-cell office:value="0.6748827522494786" office:value-type="float"/>
        </table:table-row>
        <table:table-row>
          <table:table-cell office:value-type="string">
            <text:p>aws__aws-sdk-js</text:p>
          </table:table-cell>
          <table:table-cell office:value="20.881695115372363" office:value-type="float"/>
          <table:table-cell office:value="0.05580866497203052" office:value-type="float"/>
          <table:table-cell office:value="0.2591362126245847" office:value-type="float"/>
          <table:table-cell office:value="1.0" office:value-type="float"/>
          <table:table-cell office:value="0.7136357976586458" office:value-type="float"/>
        </table:table-row>
        <table:table-row>
          <table:table-cell office:value-type="string">
            <text:p>maccman__juggernaut</text:p>
          </table:table-cell>
          <table:table-cell office:value="23.25246573636827" office:value-type="float"/>
          <table:table-cell office:value="0.0209236286382621" office:value-type="float"/>
          <table:table-cell office:value="0.09090909090909091" office:value-type="float"/>
          <table:table-cell office:value="1.0" office:value-type="float"/>
          <table:table-cell office:value="0.6951534138497328" office:value-type="float"/>
        </table:table-row>
        <table:table-row>
          <table:table-cell office:value-type="string">
            <text:p>reactjs__react-rails</text:p>
          </table:table-cell>
          <table:table-cell office:value="21.468196367175256" office:value-type="float"/>
          <table:table-cell office:value="0.06068419451255458" office:value-type="float"/>
          <table:table-cell office:value="0.10714285714285714" office:value-type="float"/>
          <table:table-cell office:value="1.0" office:value-type="float"/>
          <table:table-cell office:value="0.6770566988803111" office:value-type="float"/>
        </table:table-row>
        <table:table-row>
          <table:table-cell office:value-type="string">
            <text:p>tonsky__datascript</text:p>
          </table:table-cell>
          <table:table-cell office:value="22.111549498438617" office:value-type="float"/>
          <table:table-cell office:value="0.027939598924132853" office:value-type="float"/>
          <table:table-cell office:value="0.05714285714285714" office:value-type="float"/>
          <table:table-cell office:value="1.0" office:value-type="float"/>
          <table:table-cell office:value="0.6944539577222016" office:value-type="float"/>
        </table:table-row>
        <table:table-row>
          <table:table-cell office:value-type="string">
            <text:p>rubysherpas__forem</text:p>
          </table:table-cell>
          <table:table-cell office:value="21.779638457302152" office:value-type="float"/>
          <table:table-cell office:value="0.041827769165038796" office:value-type="float"/>
          <table:table-cell office:value="0.27419354838709675" office:value-type="float"/>
          <table:table-cell office:value="1.0" office:value-type="float"/>
          <table:table-cell office:value="0.7134419613960424" office:value-type="float"/>
        </table:table-row>
        <table:table-row>
          <table:table-cell office:value-type="string">
            <text:p>facebook__react-native</text:p>
          </table:table-cell>
          <table:table-cell office:value="21.144147019665542" office:value-type="float"/>
          <table:table-cell office:value="0.04668994182076306" office:value-type="float"/>
          <table:table-cell office:value="0.11290322580645161" office:value-type="float"/>
          <table:table-cell office:value="1.0" office:value-type="float"/>
          <table:table-cell office:value="0.6894113372987424" office:value-type="float"/>
        </table:table-row>
        <table:table-row>
          <table:table-cell office:value-type="string">
            <text:p>revel__revel</text:p>
          </table:table-cell>
          <table:table-cell office:value="21.576228635322806" office:value-type="float"/>
          <table:table-cell office:value="0.007435535359483343" office:value-type="float"/>
          <table:table-cell office:value="0.16346153846153846" office:value-type="float"/>
          <table:table-cell office:value="1.0" office:value-type="float"/>
          <table:table-cell office:value="0.6875893216538738" office:value-type="float"/>
        </table:table-row>
        <table:table-row>
          <table:table-cell office:value-type="string">
            <text:p>filamentgroup__loadCSS</text:p>
          </table:table-cell>
          <table:table-cell office:value="21.850211414496695" office:value-type="float"/>
          <table:table-cell office:value="0.02822154901454192" office:value-type="float"/>
          <table:table-cell office:value="0.037037037037037035" office:value-type="float"/>
          <table:table-cell office:value="1.0" office:value-type="float"/>
          <table:table-cell office:value="0.6450382785692668" office:value-type="float"/>
        </table:table-row>
        <table:table-row>
          <table:table-cell office:value-type="string">
            <text:p>notepad-plus-plus__notepad-plus-plus</text:p>
          </table:table-cell>
          <table:table-cell office:value="20.96080491982165" office:value-type="float"/>
          <table:table-cell office:value="0.028189757035068763" office:value-type="float"/>
          <table:table-cell office:value="0.08482142857142858" office:value-type="float"/>
          <table:table-cell office:value="1.0" office:value-type="float"/>
          <table:table-cell office:value="0.6767226734069077" office:value-type="float"/>
        </table:table-row>
        <table:table-row>
          <table:table-cell office:value-type="string">
            <text:p>FrDH__jQuery.dotdotdot</text:p>
          </table:table-cell>
          <table:table-cell office:value="23.946268341371347" office:value-type="float"/>
          <table:table-cell office:value="0.2507321254028336" office:value-type="float"/>
          <table:table-cell office:value="0.375" office:value-type="float"/>
          <table:table-cell office:value="1.0" office:value-type="float"/>
          <table:table-cell office:value="0.7142679444054919" office:value-type="float"/>
        </table:table-row>
        <table:table-row>
          <table:table-cell office:value-type="string">
            <text:p>scottyab__AESCrypt-Android</text:p>
          </table:table-cell>
          <table:table-cell office:value="41.77261577468096" office:value-type="float"/>
          <table:table-cell office:value="1.0" office:value-type="float"/>
          <table:table-cell office:value="0.5" office:value-type="float"/>
          <table:table-cell office:value="0.0" office:value-type="float"/>
          <table:table-cell office:value="0.20650367036240388" office:value-type="float"/>
        </table:table-row>
        <table:table-row>
          <table:table-cell office:value-type="string">
            <text:p>ztellman__lamina</text:p>
          </table:table-cell>
          <table:table-cell office:value="28.439123553830175" office:value-type="float"/>
          <table:table-cell office:value="0.31411551098586465" office:value-type="float"/>
          <table:table-cell office:value="0.0" office:value-type="float"/>
          <table:table-cell office:value="1.0" office:value-type="float"/>
          <table:table-cell office:value="0.6996498721671421" office:value-type="float"/>
        </table:table-row>
        <table:table-row>
          <table:table-cell office:value-type="string">
            <text:p>rancher__rancher</text:p>
          </table:table-cell>
          <table:table-cell office:value="21.10423711147486" office:value-type="float"/>
          <table:table-cell office:value="0.05538439809734996" office:value-type="float"/>
          <table:table-cell office:value="0.3603238866396761" office:value-type="float"/>
          <table:table-cell office:value="1.0" office:value-type="float"/>
          <table:table-cell office:value="0.730242825958672" office:value-type="float"/>
        </table:table-row>
        <table:table-row>
          <table:table-cell office:value-type="string">
            <text:p>gh-unit__gh-unit</text:p>
          </table:table-cell>
          <table:table-cell office:value="21.55502663561922" office:value-type="float"/>
          <table:table-cell office:value="0.07299260892362136" office:value-type="float"/>
          <table:table-cell office:value="0.07142857142857142" office:value-type="float"/>
          <table:table-cell office:value="1.0" office:value-type="float"/>
          <table:table-cell office:value="0.6805358009621736" office:value-type="float"/>
        </table:table-row>
        <table:table-row>
          <table:table-cell office:value-type="string">
            <text:p>aksonov__react-native-router-flux</text:p>
          </table:table-cell>
          <table:table-cell office:value="21.412747208169048" office:value-type="float"/>
          <table:table-cell office:value="0.07956791258691982" office:value-type="float"/>
          <table:table-cell office:value="0.17532467532467533" office:value-type="float"/>
          <table:table-cell office:value="1.0" office:value-type="float"/>
          <table:table-cell office:value="0.707039658353273" office:value-type="float"/>
        </table:table-row>
        <table:table-row>
          <table:table-cell office:value-type="string">
            <text:p>ealeksandrov__EAIntroView</text:p>
          </table:table-cell>
          <table:table-cell office:value="25.5659470737775" office:value-type="float"/>
          <table:table-cell office:value="0.16390413845819388" office:value-type="float"/>
          <table:table-cell office:value="0.6666666666666666" office:value-type="float"/>
          <table:table-cell office:value="0.0" office:value-type="float"/>
          <table:table-cell office:value="0.22738841257625353" office:value-type="float"/>
        </table:table-row>
        <table:table-row>
          <table:table-cell office:value-type="string">
            <text:p>mstarke__MacPass</text:p>
          </table:table-cell>
          <table:table-cell office:value="21.175255018094884" office:value-type="float"/>
          <table:table-cell office:value="0.11168646991346975" office:value-type="float"/>
          <table:table-cell office:value="0.19672131147540983" office:value-type="float"/>
          <table:table-cell office:value="1.0" office:value-type="float"/>
          <table:table-cell office:value="0.7044417511090197" office:value-type="float"/>
        </table:table-row>
        <table:table-row>
          <table:table-cell office:value-type="string">
            <text:p>nodejs__node</text:p>
          </table:table-cell>
          <table:table-cell office:value="20.765448593361647" office:value-type="float"/>
          <table:table-cell office:value="0.015406572043491681" office:value-type="float"/>
          <table:table-cell office:value="0.13050570962479607" office:value-type="float"/>
          <table:table-cell office:value="1.0" office:value-type="float"/>
          <table:table-cell office:value="0.6941840076286463" office:value-type="float"/>
        </table:table-row>
        <table:table-row>
          <table:table-cell office:value-type="string">
            <text:p>containous__traefik</text:p>
          </table:table-cell>
          <table:table-cell office:value="21.233533681521326" office:value-type="float"/>
          <table:table-cell office:value="0.028436169541150247" office:value-type="float"/>
          <table:table-cell office:value="0.36774193548387096" office:value-type="float"/>
          <table:table-cell office:value="1.0" office:value-type="float"/>
          <table:table-cell office:value="0.7390718194003756" office:value-type="float"/>
        </table:table-row>
        <table:table-row>
          <table:table-cell office:value-type="string">
            <text:p>radare__radare2</text:p>
          </table:table-cell>
          <table:table-cell office:value="20.879435492366103" office:value-type="float"/>
          <table:table-cell office:value="0.05121728834159019" office:value-type="float"/>
          <table:table-cell office:value="0.5261780104712042" office:value-type="float"/>
          <table:table-cell office:value="0.0" office:value-type="float"/>
          <table:table-cell office:value="0.22718417029144733" office:value-type="float"/>
        </table:table-row>
        <table:table-row>
          <table:table-cell office:value-type="string">
            <text:p>bpampuch__pdfmake</text:p>
          </table:table-cell>
          <table:table-cell office:value="21.273234097104936" office:value-type="float"/>
          <table:table-cell office:value="0.13216338835792799" office:value-type="float"/>
          <table:table-cell office:value="0.33519553072625696" office:value-type="float"/>
          <table:table-cell office:value="1.0" office:value-type="float"/>
          <table:table-cell office:value="0.7413318358919891" office:value-type="float"/>
        </table:table-row>
        <table:table-row>
          <table:table-cell office:value-type="string">
            <text:p>aanand__git-up</text:p>
          </table:table-cell>
          <table:table-cell office:value="28.325198558257625" office:value-type="float"/>
          <table:table-cell office:value="0.35230546435115473" office:value-type="float"/>
          <table:table-cell office:value="0.25" office:value-type="float"/>
          <table:table-cell office:value="1.0" office:value-type="float"/>
          <table:table-cell office:value="0.7240936127308018" office:value-type="float"/>
        </table:table-row>
      </table:table>
    </office:spreadsheet>
  </office:body>
</office:document-content>
</file>

<file path=styles.xml><?xml version="1.0" encoding="utf-8"?>
<office:document-styles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>
  <office:font-face-decls/>
  <office:styles/>
  <office:automatic-styles/>
  <office:master-styles/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grddl:transformation="http://docs.oasis-open.org/office/1.2/xslt/odf2rdf.xsl">
  <office:meta>
    <meta:creation-date>2019-04-15T16:58:27.348024</meta:creation-date>
    <dc:date>2019-04-15T16:58:27.471045</dc:date>
    <meta:generator>http://pypi.python.org/pypi/ezodf/0.1.0$Python3.6.7 (default, Oct 22 2018, 11:32:17) 
[GCC 8.2.0]</meta:generator>
    <meta:document-statistic/>
    <meta:editing-cycles>1</meta:editing-cycles>
  </office:meta>
</office:document-meta>
</file>